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3.9.7 (default, Sep 16 2021, 13:09:58) </text:p>
      <text:p text:style-name="Standard">Type "copyright", "credits" or "license" for more information.</text:p>
      <text:p text:style-name="Standard"/>
      <text:p text:style-name="Standard">IPython 7.29.0 -- An enhanced Interactive Python.</text:p>
      <text:p text:style-name="Standard"/>
      <text:p text:style-name="Standard">debugfile('/home/yihuo/Documents/2. FER/4.Facial-Expression-Recognition.Pytorch-master-20220221-OCNN version - resume/mainpro_FER.py', args='--bs=8 --lr=0.01', wdir='/home/yihuo/Documents/2. FER/4.Facial-Expression-Recognition.Pytorch-master-20220221-OCNN version - resume')</text:p>
      <text:p text:style-name="Standard">&gt; /home/yihuo/Documents/2. FER/4.Facial-Expression-Recognition.Pytorch-master-20220221-OCNN version - resume/mainpro_FER.py(1)&lt;module&gt;()</text:p>
      <text:p text:style-name="Standard">----&gt; 1 '''Train Fer2013 with PyTorch.'''</text:p>
      <text:p text:style-name="Standard"><text:s text:c="6"/>2 # 10 crop for data enhancement</text:p>
      <text:p text:style-name="Standard"><text:s text:c="6"/>3 from __future__ import print_function</text:p>
      <text:p text:style-name="Standard"><text:s text:c="6"/>4 </text:p>
      <text:p text:style-name="Standard"><text:s text:c="6"/>5 import torch</text:p>
      <text:p text:style-name="Standard"/>
      <text:p text:style-name="Standard"/>
      <text:p text:style-name="Standard">!continue</text:p>
      <text:p text:style-name="Standard">==&gt; Preparing data..</text:p>
      <text:p text:style-name="Standard">ResNet18</text:p>
      <text:p text:style-name="Standard">ResNet(</text:p>
      <text:p text:style-name="Standard"><text:s text:c="2"/>(conv1): Conv2d(3, 64, kernel_size=(3, 3), stride=(1, 1), padding=(1, 1), bias=False)</text:p>
      <text:p text:style-name="Standard"><text:s text:c="2"/>(bn1): BatchNorm2d(64, eps=1e-05, momentum=0.1, affine=True, track_running_stats=True)</text:p>
      <text:p text:style-name="Standard"><text:s text:c="2"/>(layer1): Sequential(</text:p>
      <text:p text:style-name="Standard"><text:s text:c="4"/>(0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4"/>(1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2): Sequential(</text:p>
      <text:p text:style-name="Standard"><text:s text:c="4"/>(0): BasicBlock(</text:p>
      <text:p text:style-name="Standard"><text:s text:c="6"/>(conv1): Conv2d(64, 128, kernel_size=(3, 3), stride=(2, 2), padding=(1, 1), bias=False)</text:p>
      <text:p text:style-name="Standard"><text:s text:c="6"/>(bn1): BatchNorm2d(128, eps=1e-05, momentum=0.1, affine=True, track_running_stats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6"/>(shortcut): Sequential(</text:p>
      <text:p text:style-name="Standard"><text:s text:c="8"/>(0): Conv2d(64, 128, kernel_size=(1, 1), stride=(2, 2), bias=False)</text:p>
      <text:p text:style-name="Standard"><text:s text:c="8"/>(1): BatchNorm2d(128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oft-page-break/><text:s text:c="6"/>(conv1): Conv2d(128, 128, kernel_size=(3, 3), stride=(1, 1), padding=(1, 1), bias=False)</text:p>
      <text:p text:style-name="Standard"><text:s text:c="6"/>(bn1): BatchNorm2d(128, eps=1e-05, momentum=0.1, affine=True, track_running_stats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3): Sequential(</text:p>
      <text:p text:style-name="Standard"><text:s text:c="4"/>(0): BasicBlock(</text:p>
      <text:p text:style-name="Standard"><text:s text:c="6"/>(conv1): Conv2d(128, 256, kernel_size=(3, 3), stride=(2, 2), padding=(1, 1), bias=False)</text:p>
      <text:p text:style-name="Standard"><text:s text:c="6"/>(bn1): BatchNorm2d(256, eps=1e-05, momentum=0.1, affine=True, track_running_stats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6"/>(shortcut): Sequential(</text:p>
      <text:p text:style-name="Standard"><text:s text:c="8"/>(0): Conv2d(128, 256, kernel_size=(1, 1), stride=(2, 2), bias=False)</text:p>
      <text:p text:style-name="Standard"><text:s text:c="8"/>(1): BatchNorm2d(256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256, 256, kernel_size=(3, 3), stride=(1, 1), padding=(1, 1), bias=False)</text:p>
      <text:p text:style-name="Standard"><text:s text:c="6"/>(bn1): BatchNorm2d(256, eps=1e-05, momentum=0.1, affine=True, track_running_stats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4): Sequential(</text:p>
      <text:p text:style-name="Standard"><text:s text:c="4"/>(0): BasicBlock(</text:p>
      <text:p text:style-name="Standard"><text:s text:c="6"/>(conv1): Conv2d(256, 512, kernel_size=(3, 3), stride=(2, 2), padding=(1, 1), bias=False)</text:p>
      <text:p text:style-name="Standard"><text:s text:c="6"/>(bn1): BatchNorm2d(512, eps=1e-05, momentum=0.1, affine=True, track_running_stats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6"/>(shortcut): Sequential(</text:p>
      <text:p text:style-name="Standard"><text:s text:c="8"/>(0): Conv2d(256, 512, kernel_size=(1, 1), stride=(2, 2), bias=False)</text:p>
      <text:p text:style-name="Standard"><text:s text:c="8"/>(1): BatchNorm2d(512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512, 512, kernel_size=(3, 3), stride=(1, 1), padding=(1, 1), bias=False)</text:p>
      <text:p text:style-name="Standard"><text:s text:c="6"/>(bn1): BatchNorm2d(512, eps=1e-05, momentum=0.1, affine=True, track_running_stats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inear): Linear(in_features=512, out_features=7, bias=True)</text:p>
      <text:p text:style-name="Standard">)</text:p>
      <text:p text:style-name="Standard">&gt; /home/yihuo/Documents/2. FER/4.Facial-Expression-Recognition.Pytorch-master-20220221-OCNN version - resume/mainpro_FER.py(85)&lt;module&gt;()</text:p>
      <text:p text:style-name="Standard"><text:s text:c="5"/>83 #if opt.resume:</text:p>
      <text:p text:style-name="Standard"><text:s text:c="5"/>84 <text:s text:c="4"/># Load checkpoint.</text:p>
      <text:p text:style-name="Standard">2--&gt; 85 print('==&gt; Resuming from checkpoint..')</text:p>
      <text:p text:style-name="Standard"><text:soft-page-break/><text:s text:c="5"/>86 assert os.path.isdir(path), 'Error: no checkpoint directory found!'</text:p>
      <text:p text:style-name="Standard"><text:s text:c="5"/>87 checkpoint = torch.load(os.path.join(path,'PrivateTest_model.t7'))</text:p>
      <text:p text:style-name="Standard"/>
      <text:p text:style-name="Standard"/>
      <text:p text:style-name="Standard">!next</text:p>
      <text:p text:style-name="Standard">==&gt; Resuming from checkpoint..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>&lt;generator object Module.parameters at 0x7f8ee2f8edd0&gt;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Epoch: 249</text:p>
      <text:p text:style-name="Standard">learning_rate: 0.00030903154382632634</text:p>
      <text:p text:style-name="Standard"><text:s/>[=========== 3589/3589 =======&gt;] | Loss: 0.000 | Acc: 99.150% (28465/28709) <text:s text:c="4"/>[&gt;.......... 2/3589 ...........] | Loss: 0.000 | Acc: 100.000% (16/16) <text:s text:c="9"/>[&gt;.......... 4/3589 ...........] | Loss: 0.000 | Acc: 100.000% (32/32) <text:s text:c="9"/>[&gt;.......... 5/3589 ...........] | Loss: 0.000 | Acc: 100.000% (40/40) <text:s text:c="9"/>[&gt;.......... 7/3589 ...........] | Loss: 0.000 | Acc: 100.000% (56/56) <text:s text:c="9"/>[&gt;.......... 9/3589 ...........] | Loss: 0.000 | Acc: 100.000% (72/72) <text:s text:c="9"/>[&gt;.......... 11/3589 ..........] | Loss: 0.000 | Acc: 100.000% (88/88) <text:s text:c="9"/>[&gt;.......... 13/3589 ..........] | Loss: 0.000 | Acc: 100.000% (104/104) <text:s text:c="7"/>[&gt;.......... 15/3589 ..........] | Loss: 0.000 | Acc: 100.000% (120/120) <text:s text:c="7"/>[&gt;.......... 17/3589 ..........] | Loss: 0.000 | Acc: 100.000% (136/136) <text:s text:c="7"/>[&gt;.......... 18/3589 ..........] | Loss: 0.000 | Acc: 100.000% <text:soft-page-break/>(144/144) <text:s text:c="7"/>[&gt;.......... 20/3589 ..........] | Loss: 0.000 | Acc: 100.000% (160/160) <text:s text:c="7"/>[&gt;.......... 22/3589 ..........] | Loss: 0.000 | Acc: 99.432% (175/176) <text:s text:c="8"/>[&gt;.......... 24/3589 ..........] | Loss: 0.000 | Acc: 99.479% (191/192) <text:s text:c="8"/>[&gt;.......... 26/3589 ..........] | Loss: 0.000 | Acc: 99.519% (207/208) <text:s text:c="8"/>[&gt;.......... 27/3589 ..........] | Loss: 0.000 | Acc: 99.537% (215/216) <text:s text:c="8"/>[&gt;.......... 29/3589 ..........] | Loss: 0.000 | Acc: 99.569% (231/232) <text:s text:c="8"/>[&gt;.......... 31/3589 ..........] | Loss: 0.000 | Acc: 99.597% (247/248) <text:s text:c="8"/>[&gt;.......... 32/3589 ..........] | Loss: 0.000 | Acc: 99.609% (255/256) <text:s text:c="8"/>[&gt;.......... 34/3589 ..........] | Loss: 0.000 | Acc: 99.632% (271/272) <text:s text:c="8"/>[&gt;.......... 36/3589 ..........] | Loss: 0.000 | Acc: 99.653% (287/288) <text:s text:c="8"/>[&gt;.......... 38/3589 ..........] | Loss: 0.000 | Acc: 99.671% (303/304) <text:s text:c="8"/>[&gt;.......... 40/3589 ..........] | Loss: 0.000 | Acc: 99.688% (319/320) <text:s text:c="8"/>[&gt;.......... 42/3589 ..........] | Loss: 0.000 | Acc: 99.702% (335/336) <text:s text:c="8"/>[&gt;.......... 44/3589 ..........] | Loss: 0.000 | Acc: 99.716% (351/352) <text:s text:c="8"/>[&gt;.......... 46/3589 ..........] | Loss: 0.000 | Acc: 99.728% (367/368) <text:s text:c="8"/>[&gt;.......... 48/3589 ..........] | Loss: 0.000 | Acc: 99.740% (383/384) <text:s text:c="8"/>[&gt;.......... 50/3589 ..........] | Loss: 0.000 | Acc: 99.750% (399/400) <text:s text:c="8"/>[&gt;.......... 51/3589 ..........] | Loss: 0.000 | Acc: 99.755% (407/408) <text:s text:c="8"/>[&gt;.......... 53/3589 ..........] | Loss: 0.000 | Acc: 99.764% (423/424) <text:s text:c="8"/>[&gt;.......... 55/3589 ..........] | Loss: 0.000 | Acc: 99.773% (439/440) <text:s text:c="8"/>[&gt;.......... 57/3589 ..........] | Loss: 0.000 | Acc: 99.781% (455/456) <text:s text:c="8"/>[&gt;.......... 59/3589 ..........] | Loss: 0.000 | Acc: 99.788% (471/472) <text:s text:c="8"/>[&gt;.......... 61/3589 ..........] | Loss: 0.000 | Acc: 99.795% (487/488) <text:s text:c="8"/>[&gt;.......... 63/3589 ..........] | Loss: 0.000 | Acc: 99.603% (502/504) <text:s text:c="8"/>[&gt;.......... 64/3589 ..........] | Loss: 0.000 | Acc: 99.609% (510/512) <text:s text:c="8"/>[&gt;.......... 66/3589 ..........] | Loss: 0.000 | Acc: 99.621% (526/528) <text:s text:c="8"/>[&gt;.......... 68/3589 ..........] | Loss: 0.000 | Acc: 99.632% (542/544) <text:s text:c="8"/>[&gt;.......... 70/3589 ..........] | Loss: 0.000 | Acc: 99.643% (558/560) <text:s text:c="8"/>[&gt;.......... 72/3589 ..........] | Loss: 0.000 | Acc: 99.653% (574/576) <text:s text:c="8"/>[&gt;.......... 74/3589 ..........] | Loss: 0.000 | Acc: 99.662% (590/592) <text:s text:c="8"/>[&gt;.......... 76/3589 ..........] | Loss: 0.000 | Acc: 99.342% (604/608) <text:s text:c="8"/>[&gt;.......... 77/3589 ..........] | Loss: 0.000 | Acc: 99.351% (612/616) <text:s text:c="8"/>[&gt;.......... 79/3589 ..........] | Loss: 0.000 | Acc: 99.367% (628/632) <text:s text:c="8"/>[&gt;.......... 81/3589 ..........] | Loss: 0.000 | Acc: 99.228% (643/648) <text:s text:c="8"/>[&gt;.......... 83/3589 ..........] | Loss: 0.000 | Acc: 99.247% (659/664) <text:s text:c="8"/>[&gt;.......... 85/3589 ..........] | Loss: 0.000 | Acc: 99.265% (675/680) <text:s text:c="8"/>[&gt;.......... 87/3589 ..........] | Loss: 0.000 | Acc: 99.282% (691/696) <text:s text:c="8"/>[&gt;.......... 88/3589 ..........] | Loss: 0.000 | Acc: 99.290% (699/704) <text:s text:c="8"/>[&gt;.......... 90/3589 ..........] | Loss: 0.000 | Acc: 99.306% (715/720) <text:s text:c="8"/>[&gt;.......... 92/3589 ..........] | Loss: 0.000 | Acc: 99.321% (731/736) <text:s text:c="8"/>[&gt;.......... 94/3589 ..........] | Loss: 0.000 | Acc: 99.335% (747/752) <text:s text:c="8"/>[&gt;.......... 96/3589 ..........] | Loss: 0.000 | Acc: 99.349% (763/768) <text:s text:c="8"/>[&gt;.......... 98/3589 ..........] | Loss: 0.000 | Acc: 99.362% (779/784) <text:s text:c="8"/>[&gt;.......... 100/3589 .........] | Loss: 0.000 | Acc: 99.375% (795/800) <text:s text:c="8"/>[&gt;.......... 102/3589 .........] | Loss: 0.000 | Acc: 99.387% (811/816) <text:s text:c="8"/>[&gt;.......... 103/3589 .........] | Loss: 0.000 | Acc: 99.393% (819/824) <text:s text:c="8"/>[&gt;.......... 105/3589 .........] | Loss: 0.000 | Acc: 99.405% (835/840) <text:s text:c="8"/>[&gt;.......... 107/3589 .........] | Loss: 0.000 | Acc: 99.416% (851/856) <text:s text:c="8"/>[&gt;.......... 109/3589 .........] | Loss: 0.000 | Acc: 99.427% (867/872) <text:s text:c="8"/>[&gt;.......... 111/3589 .........] | Loss: 0.000 | Acc: 99.437% (883/888) <text:s text:c="8"/>[&gt;.......... 113/3589 .........] | Loss: 0.000 | Acc: 99.447% (899/904) <text:s text:c="8"/>[&gt;.......... 115/3589 .........] | Loss: 0.000 | Acc: 99.457% (915/920) <text:s text:c="8"/>[&gt;.......... 117/3589 .........] | Loss: 0.000 | Acc: 99.466% (931/936) <text:s text:c="8"/>[&gt;.......... 119/3589 .........] | Loss: 0.000 | Acc: 99.475% (947/952) <text:s text:c="8"/>[=&gt;......... 121/3589 .........] | Loss: 0.000 | Acc: 99.483% (963/968) <text:s text:c="8"/>[=&gt;......... 123/3589 .........] | Loss: 0.000 | Acc: 99.492% (979/984) <text:s text:c="8"/>[=&gt;......... 125/3589 .........] | Loss: 0.000 | Acc: 99.500% (995/1000) <text:s text:c="7"/>[=&gt;......... 127/3589 .........] | Loss: 0.000 | Acc: 99.409% (1010/1016) <text:s text:c="6"/>[=&gt;......... 129/3589 .........] | Loss: 0.000 | Acc: 99.419% (1026/1032) <text:s text:c="6"/>[=&gt;......... 132/3589 .........] | Loss: 0.000 | Acc: 99.432% (1050/1056) <text:s text:c="6"/>[=&gt;......... 134/3589 .........] | Loss: 0.000 | Acc: 99.440% (1066/1072) <text:s text:c="6"/>[=&gt;......... 136/3589 .........] | Loss: 0.000 | Acc: 99.449% (1082/1088) <text:s text:c="6"/>[=&gt;......... 138/3589 .........] | Loss: 0.000 | Acc: 99.366% (1097/1104) <text:s text:c="6"/>[=&gt;......... 140/3589 .........] | Loss: 0.000 | Acc: 99.375% (1113/1120) <text:s text:c="6"/>[=&gt;......... 142/3589 .........] | Loss: 0.000 | Acc: 99.296% (1128/1136) <text:s text:c="6"/>[=&gt;......... 144/3589 .........] | Loss: 0.000 | Acc: 99.306% (1144/1152) <text:s text:c="6"/>[=&gt;......... 146/3589 .........] | Loss: 0.000 | Acc: 99.315% (1160/1168) <text:s text:c="6"/>[=&gt;......... 148/3589 .........] | Loss: 0.000 | Acc: 99.324% (1176/1184) <text:s text:c="6"/>[=&gt;......... 150/3589 .........] | Loss: 0.000 | Acc: 99.333% (1192/1200) <text:s text:c="6"/>[=&gt;......... 152/3589 .........] | Loss: 0.000 | Acc: 99.342% (1208/1216) <text:s text:c="6"/>[=&gt;......... 154/3589 .........] | Loss: 0.000 | Acc: 99.351% (1224/1232) <text:s text:c="6"/>[=&gt;......... <text:soft-page-break/>156/3589 .........] | Loss: 0.000 | Acc: 99.359% (1240/1248) <text:s text:c="6"/>[=&gt;......... 158/3589 .........] | Loss: 0.000 | Acc: 99.367% (1256/1264) <text:s text:c="6"/>[=&gt;......... 160/3589 .........] | Loss: 0.000 | Acc: 99.375% (1272/1280) <text:s text:c="6"/>[=&gt;......... 162/3589 .........] | Loss: 0.000 | Acc: 99.383% (1288/1296) <text:s text:c="6"/>[=&gt;......... 164/3589 .........] | Loss: 0.000 | Acc: 99.390% (1304/1312) <text:s text:c="6"/>[=&gt;......... 166/3589 .........] | Loss: 0.000 | Acc: 99.398% (1320/1328) <text:s text:c="6"/>[=&gt;......... 168/3589 .........] | Loss: 0.000 | Acc: 99.405% (1336/1344) <text:s text:c="6"/>[=&gt;......... 170/3589 .........] | Loss: 0.000 | Acc: 99.412% (1352/1360) <text:s text:c="6"/>[=&gt;......... 173/3589 .........] | Loss: 0.000 | Acc: 99.422% (1376/1384) <text:s text:c="6"/>[=&gt;......... 175/3589 .........] | Loss: 0.000 | Acc: 99.357% (1391/1400) <text:s text:c="6"/>[=&gt;......... 177/3589 .........] | Loss: 0.000 | Acc: 99.364% (1407/1416) <text:s text:c="6"/>[=&gt;......... 179/3589 .........] | Loss: 0.000 | Acc: 99.372% (1423/1432) <text:s text:c="6"/>[=&gt;......... 182/3589 .........] | Loss: 0.000 | Acc: 99.382% (1447/1456) <text:s text:c="6"/>[=&gt;......... 184/3589 .........] | Loss: 0.000 | Acc: 99.389% (1463/1472) <text:s text:c="6"/>[=&gt;......... 186/3589 .........] | Loss: 0.000 | Acc: 99.395% (1479/1488) <text:s text:c="6"/>[=&gt;......... 188/3589 .........] | Loss: 0.000 | Acc: 99.402% (1495/1504) <text:s text:c="6"/>[=&gt;......... 190/3589 .........] | Loss: 0.000 | Acc: 99.408% (1511/1520) <text:s text:c="6"/>[=&gt;......... 192/3589 .........] | Loss: 0.000 | Acc: 99.414% (1527/1536) <text:s text:c="6"/>[=&gt;......... 194/3589 .........] | Loss: 0.000 | Acc: 99.420% (1543/1552) <text:s text:c="6"/>[=&gt;......... 197/3589 .........] | Loss: 0.000 | Acc: 99.429% (1567/1576) <text:s text:c="6"/>[=&gt;......... 199/3589 .........] | Loss: 0.000 | Acc: 99.435% (1583/1592) <text:s text:c="6"/>[=&gt;......... 201/3589 .........] | Loss: 0.000 | Acc: 99.378% (1598/1608) <text:s text:c="6"/>[=&gt;......... 203/3589 .........] | Loss: 0.000 | Acc: 99.384% (1614/1624) <text:s text:c="6"/>[=&gt;......... 206/3589 .........] | Loss: 0.000 | Acc: 99.393% (1638/1648) <text:s text:c="6"/>[=&gt;......... 208/3589 .........] | Loss: 0.000 | Acc: 99.399% (1654/1664) <text:s text:c="6"/>[=&gt;......... 210/3589 .........] | Loss: 0.000 | Acc: 99.345% (1669/1680) <text:s text:c="6"/>[=&gt;......... 212/3589 .........] | Loss: 0.000 | Acc: 99.351% (1685/1696) <text:s text:c="6"/>[=&gt;......... 215/3589 .........] | Loss: 0.000 | Acc: 99.360% (1709/1720) <text:s text:c="6"/>[=&gt;......... 217/3589 .........] | Loss: 0.000 | Acc: 99.366% (1725/1736) <text:s text:c="6"/>[=&gt;......... 219/3589 .........] | Loss: 0.000 | Acc: 99.315% (1740/1752) <text:s text:c="6"/>[=&gt;......... 221/3589 .........] | Loss: 0.000 | Acc: 99.321% (1756/1768) <text:s text:c="6"/>[=&gt;......... 223/3589 .........] | Loss: 0.000 | Acc: 99.327% (1772/1784) <text:s text:c="6"/>[=&gt;......... 225/3589 .........] | Loss: 0.000 | Acc: 99.333% (1788/1800) <text:s text:c="6"/>[=&gt;......... 228/3589 .........] | Loss: 0.000 | Acc: 99.287% (1811/1824) <text:s text:c="6"/>[=&gt;......... 230/3589 .........] | Loss: 0.000 | Acc: 99.293% (1827/1840) <text:s text:c="6"/>[=&gt;......... 232/3589 .........] | Loss: 0.000 | Acc: 99.300% (1843/1856) <text:s text:c="6"/>[=&gt;......... 234/3589 .........] | Loss: 0.000 | Acc: 99.306% (1859/1872) <text:s text:c="6"/>[=&gt;......... 237/3589 .........] | Loss: 0.000 | Acc: 99.262% (1882/1896) <text:s text:c="6"/>[=&gt;......... 239/3589 .........] | Loss: 0.000 | Acc: 99.215% (1897/1912) <text:s text:c="6"/>[==&gt;........ 242/3589 .........] | Loss: 0.000 | Acc: 99.225% (1921/1936) <text:s text:c="6"/>[==&gt;........ 244/3589 .........] | Loss: 0.000 | Acc: 99.232% (1937/1952) <text:s text:c="6"/>[==&gt;........ 246/3589 .........] | Loss: 0.000 | Acc: 99.187%</text:p>
      <text:p text:style-name="Standard"><text:s/>(1952/1968) <text:s text:c="6"/>[==&gt;........ 248/3589 .........] | Loss: 0.000 | Acc: 99.194% (1968/1984) <text:s text:c="6"/>[==&gt;........ 251/3589 .........] | Loss: 0.000 | Acc: 99.203% (1992/2008) <text:s text:c="6"/>[==&gt;........ 253/3589 .........] | Loss: 0.000 | Acc: 99.209% (2008/2024) <text:s text:c="6"/>[==&gt;........ 255/3589 .........] | Loss: 0.000 | Acc: 99.216% (2024/2040) <text:s text:c="6"/>[==&gt;........ 257/3589 .........] | Loss: 0.000 | Acc: 99.222% (2040/2056) <text:s text:c="6"/>[==&gt;........ 259/3589 .........] | Loss: 0.000 | Acc: 99.228% (2056/2072) <text:s text:c="6"/>[==&gt;........ 262/3589 .........] | Loss: 0.000 | Acc: 99.189% (2079/2096) <text:s text:c="6"/>[==&gt;........ 264/3589 .........] | Loss: 0.000 | Acc: 99.195% (2095/2112) <text:s text:c="6"/>[==&gt;........ 266/3589 .........] | Loss: 0.000 | Acc: 99.201% (2111/2128) <text:s text:c="6"/>[==&gt;........ 269/3589 .........] | Loss: 0.000 | Acc: 99.210% (2135/2152) <text:s text:c="6"/>[==&gt;........ 271/3589 .........] | Loss: 0.000 | Acc: 99.216% (2151/2168) <text:s text:c="6"/>[==&gt;........ 274/3589 .........] | Loss: 0.000 | Acc: 99.224% (2175/2192) <text:s text:c="6"/>[==&gt;........ 276/3589 .........] | Loss: 0.000 | Acc: 99.230% (2191/2208) <text:s text:c="6"/>[==&gt;........ 278/3589 .........] | Loss: 0.000 | Acc: 99.236% (2207/2224) <text:s text:c="6"/>[==&gt;........ 281/3589 .........] | Loss: 0.000 | Acc: 99.244% (2231/2248) <text:s text:c="6"/>[==&gt;........ 283/3589 .........] | Loss: 0.000 | Acc: 99.205% (2246/2264) <text:s text:c="6"/>[==&gt;........ 285/3589 .........] | Loss: 0.000 | Acc: 99.211% (2262/2280) <text:s text:c="6"/>[==&gt;........ 287/3589 .........] | Loss: 0.000 | Acc: 99.216% (2278/2296) <text:s text:c="6"/>[==&gt;........ 290/3589 .........] | Loss: 0.000 | Acc: 99.224% (2302/2320) <text:s text:c="6"/>[==&gt;........ 292/3589 .........] | Loss: 0.000 | Acc: 99.229% (2318/2336) <text:s text:c="6"/>[==&gt;........ 295/3589 .........] | Loss: 0.000 | Acc: 99.237% (2342/2360) <text:s text:c="6"/>[==&gt;........ 297/3589 .........] | Loss: 0.000 | Acc: 99.242% (2358/2376) <text:s text:c="6"/>[==&gt;........ 300/3589 .........] | Loss: 0.000 | Acc: 99.250% (2382/2400) <text:s text:c="6"/>[==&gt;........ 302/3589 .........] | Loss: 0.000 | Acc: 99.255% (2398/2416) <text:s text:c="6"/>[==&gt;........ 304/3589 .........] | Loss: 0.000 | Acc: 99.260% <text:soft-page-break/>(2414/2432) <text:s text:c="6"/>[==&gt;........ 307/3589 .........] | Loss: 0.000 | Acc: 99.267% (2438/2456) <text:s text:c="6"/>[==&gt;........ 309/3589 .........] | Loss: 0.000 | Acc: 99.272% (2454/2472) <text:s text:c="6"/>[==&gt;........ 312/3589 .........] | Loss: 0.000 | Acc: 99.279% (2478/2496) <text:s text:c="6"/>[==&gt;........ 314/3589 .........] | Loss: 0.000 | Acc: 99.283% (2494/2512) <text:s text:c="6"/>[==&gt;........ 317/3589 .........] | Loss: 0.000 | Acc: 99.290% (2518/2536) <text:s text:c="6"/>[==&gt;........ 319/3589 .........] | Loss: 0.000 | Acc: 99.295% (2534/2552) <text:s text:c="6"/>[==&gt;........ 321/3589 .........] | Loss: 0.000 | Acc: 99.299% (2550/2568) <text:s text:c="6"/>[==&gt;........ 323/3589 .........] | Loss: 0.000 | Acc: 99.303% (2566/2584) <text:s text:c="6"/>[==&gt;........ 325/3589 .........] | Loss: 0.000 | Acc: 99.269% (2581/2600) <text:s text:c="6"/>[==&gt;........ 328/3589 .........] | Loss: 0.000 | Acc: 99.276% (2605/2624) <text:s text:c="6"/>[==&gt;........ 330/3589 .........] | Loss: 0.000 | Acc: 99.280% (2621/2640) <text:s text:c="6"/>[==&gt;........ 332/3589 .........] | Loss: 0.000 | Acc: 99.247% (2636/2656) <text:s text:c="6"/>[==&gt;........ 335/3589 .........] | Loss: 0.000 | Acc: 99.254% (2660/2680) <text:s text:c="6"/>[==&gt;........ 337/3589 .........] | Loss: 0.000 | Acc: 99.258% (2676/2696) <text:s text:c="6"/>[==&gt;........ 340/3589 .........] | Loss: 0.000 | Acc: 99.265% (2700/2720) <text:s text:c="6"/>[==&gt;........ 342/3589 .........] | Loss: 0.000 | Acc: 99.269% (2716/2736) <text:s text:c="6"/>[==&gt;........ 345/3589 .........] | Loss: 0.000 | Acc: 99.275% (2740/2760) <text:s text:c="6"/>[==&gt;........ 347/3589 .........] | Loss: 0.000 | Acc: 99.280% (2756/2776) <text:s text:c="6"/>[==&gt;........ 350/3589 .........] | Loss: 0.000 | Acc: 99.286% (2780/2800) <text:s text:c="6"/>[==&gt;........ 352/3589 .........] | Loss: 0.000 | Acc: 99.290% (2796/2816) <text:s text:c="6"/>[==&gt;........ 354/3589 .........] | Loss: 0.000 | Acc: 99.294% (2812/2832) <text:s text:c="6"/>[==&gt;........ 357/3589 .........] | Loss: 0.000 | Acc: 99.300% (2836/2856) <text:s text:c="6"/>[===&gt;....... 360/3589 .........] | Loss: 0.000 | Acc: 99.306% (2860/2880) <text:s text:c="6"/>[===&gt;....... 362/3589 .........] | Loss: 0.000 | Acc: 99.309% (2876/2896) <text:s text:c="6"/>[===&gt;....... 365/3589 .........] | Loss: 0.000 | Acc: 99.315% (2900/2920) <text:s text:c="6"/>[===&gt;....... 367/3589 .........] | Loss: 0.000 | Acc: 99.285% (2915/2936) <text:s text:c="6"/>[===&gt;....... 369/3589 .........] | Loss: 0.000 | Acc: 99.289% (2931/2952) <text:s text:c="6"/>[===&gt;....... 372/3589 .........] | Loss: 0.000 | Acc: 99.294% (2955/2976) <text:s text:c="6"/>[===&gt;....... 374/3589 .........] | Loss: 0.000 | Acc: 99.298% (2971/2992) <text:s text:c="6"/>[===&gt;....... 377/3589 .........] | Loss: 0.000 | Acc: 99.304% (2995/3016) <text:s text:c="6"/>[===&gt;....... 379/3589 .........] | Loss: 0.000 | Acc: 99.307% (3011/3032) <text:s text:c="6"/>[===&gt;....... 382/3589 .........] | Loss: 0.000 | Acc: 99.280% (3034/3056) <text:s text:c="6"/>[===&gt;....... 384/3589 .........] | Loss: 0.000 | Acc: 99.284% (3050/3072) <text:s text:c="6"/>[===&gt;....... 387/3589 .........] | Loss: 0.000 | Acc: 99.289% (3074/3096) <text:s text:c="6"/>[===&gt;....... 389/3589 .........] | Loss: 0.000 | Acc: 99.293% (3090/3112) <text:s text:c="6"/>[===&gt;....... 392/3589 .........] | Loss: 0.000 | Acc: 99.298% (3114/3136) <text:s text:c="6"/>[===&gt;....... 394/3589 .........] | Loss: 0.000 | Acc: 99.302% (3130/3152) <text:s text:c="6"/>[===&gt;....... 397/3589 .........] | Loss: 0.000 | Acc: 99.307% (3154/3176) <text:s text:c="6"/>[===&gt;....... 400/3589 .........] | Loss: 0.000 | Acc: 99.312% (3178/3200) <text:s text:c="6"/>[===&gt;....... 402/3589 .........] | Loss: 0.000 | Acc: 99.285% (3193/3216) <text:s text:c="6"/>[===&gt;....... 404/3589 .........] | Loss: 0.000 | Acc: 99.288% (3209/3232) <text:s text:c="6"/>[===&gt;....... 407/3589 .........] | Loss: 0.000 | Acc: 99.294% (3233/3256) <text:s text:c="6"/>[===&gt;....... 409/3589 .........] | Loss: 0.000 | Acc: 99.297% (3249/3272) <text:s text:c="6"/>[===&gt;....... 412/3589 .........] | Loss: 0.000 | Acc: 99.302% (3273/3296) <text:s text:c="6"/>[===&gt;....... 414/3589 .........] | Loss: 0.000 | Acc: 99.306% (3289/3312) <text:s text:c="6"/>[===&gt;....... 417/3589 .........] | Loss: 0.000 | Acc: 99.311% (3313/3336) <text:s text:c="6"/>[===&gt;....... 419/3589 .........] | Loss: 0.000 | Acc: 99.314% (3329/3352) <text:s text:c="6"/>[===&gt;....... 422/3589 .........] | Loss: 0.000 | Acc: 99.319% (3353/3376) <text:s text:c="6"/>[===&gt;....... 425/3589 .........] | Loss: 0.000 | Acc: 99.324% (3377/3400) <text:s text:c="6"/>[===&gt;....... 428/3589 .........] | Loss: 0.000 | Acc: 99.328% (3401/3424) <text:s text:c="6"/>[===&gt;....... 431/3589 .........] | Loss: 0.000 | Acc: 99.333% (3425/3448) <text:s text:c="6"/>[===&gt;....... 433/3589 .........] | Loss: 0.000 | Acc: 99.336% (3441/3464) <text:s text:c="6"/>[===&gt;....... 436/3589 .........] | Loss: 0.000 | Acc: 99.312% (3464/3488) <text:s text:c="6"/>[===&gt;....... 439/3589 .........] | Loss: 0.000 | Acc: 99.288% (3487/3512) <text:s text:c="6"/>[===&gt;....... 441/3589 .........] | Loss: 0.000 | Acc: 99.291% (3503/3528) <text:s text:c="6"/>[===&gt;....... 444/3589 .........] | Loss: 0.000 | Acc: 99.296% (3527/3552) <text:s text:c="6"/>[===&gt;....... 447/3589 .........] | Loss: 0.000 | Acc: 99.301% (3551/3576) <text:s text:c="6"/>[===&gt;....... 450/3589 .........] | Loss: 0.000 | Acc: 99.306% (3575/3600) <text:s text:c="6"/>[===&gt;....... 452/3589 .........] | Loss: 0.000 | Acc: 99.281% (3590/3616) <text:s text:c="6"/>[===&gt;....... 455/3589 .........] | Loss: 0.000 | Acc: 99.286% (3614/3640) <text:s text:c="6"/>[===&gt;....... 457/3589 .........] | Loss: 0.000 | Acc: 99.234% (3628/3656) <text:s text:c="6"/>[===&gt;....... 460/3589 .........] | Loss: 0.000 | Acc: 99.212% (3651/3680) <text:s text:c="6"/>[===&gt;....... 463/3589 .........] | Loss: 0.000 | Acc: 99.217% (3675/3704) <text:s text:c="6"/>[===&gt;....... 465/3589 .........] | Loss: 0.000 | Acc: 99.220% (3691/3720) <text:s text:c="6"/>[===&gt;....... 468/3589 .........] | Loss: 0.000 | Acc: 99.225% <text:soft-page-break/>(3715/3744) <text:s text:c="6"/>[===&gt;....... 471/3589 .........] | Loss: 0.000 | Acc: 99.230% (3739/3768) <text:s text:c="6"/>[===&gt;....... 474/3589 .........] | Loss: 0.000 | Acc: 99.235% (3763/3792) <text:s text:c="6"/>[===&gt;....... 477/3589 .........] | Loss: 0.000 | Acc: 99.240% (3787/3816) <text:s text:c="6"/>[===&gt;....... 479/3589 .........] | Loss: 0.000 | Acc: 99.243% (3803/3832) <text:s text:c="6"/>[====&gt;...... 482/3589 .........] | Loss: 0.000 | Acc: 99.248% (3827/3856) <text:s text:c="6"/>[====&gt;...... 485/3589 .........] | Loss: 0.000 | Acc: 99.253% (3851/3880) <text:s text:c="6"/>[====&gt;...... 488/3589 .........] | Loss: 0.000 | Acc: 99.257% (3875/3904) <text:s text:c="6"/>[====&gt;...... 490/3589 .........] | Loss: 0.000 | Acc: 99.260% (3891/3920) <text:s text:c="6"/>[====&gt;...... 493/3589 .........] | Loss: 0.000 | Acc: 99.265% (3915/3944) <text:s text:c="6"/>[====&gt;...... 495/3589 .........] | Loss: 0.000 | Acc: 99.268% (3931/3960) <text:s text:c="6"/>[====&gt;...... 498/3589 .........] | Loss: 0.000 | Acc: 99.247% (3954/3984) <text:s text:c="6"/>[====&gt;...... 501/3589 .........] | Loss: 0.000 | Acc: 99.251% (3978/4008) <text:s text:c="6"/>[====&gt;...... 504/3589 .........] | Loss: 0.000 | Acc: 99.256% (4002/4032) <text:s text:c="6"/>[====&gt;...... 507/3589 .........] | Loss: 0.000 | Acc: 99.260% (4026/4056) <text:s text:c="6"/>[====&gt;...... 510/3589 .........] | Loss: 0.000 | Acc: 99.265% (4050/4080) <text:s text:c="6"/>[====&gt;...... 513/3589 .........] | Loss: 0.000 | Acc: 99.269% (4074/4104) <text:s text:c="6"/>[====&gt;...... 516/3589 .........] | Loss: 0.000 | Acc: 99.273% (4098/4128) <text:s text:c="6"/>[====&gt;...... 519/3589 .........] | Loss: 0.000 | Acc: 99.277% (4122/4152) <text:s text:c="6"/>[====&gt;...... 522/3589 .........] | Loss: 0.000 | Acc: 99.282% (4146/4176) <text:s text:c="6"/>[====&gt;...... 525/3589 .........] | Loss: 0.000 | Acc: 99.286% (4170/4200) <text:s text:c="6"/>[====&gt;...... 528/3589 .........] | Loss: 0.000 | Acc: 99.290% (4194/4224) <text:s text:c="6"/>[====&gt;...... 531/3589 .........] | Loss: 0.000 | Acc: 99.294% (4218/4248) <text:s text:c="6"/>[====&gt;...... 534/3589 .........] | Loss: 0.000 | Acc: 99.298% (4242/4272) <text:s text:c="6"/>[====&gt;...... 537/3589 .........] | Loss: 0.000 | Acc: 99.278% (4265/4296) <text:s text:c="6"/>[====&gt;...... 540/3589 .........] | Loss: 0.000 | Acc: 99.282% (4289/4320) <text:s text:c="6"/>[====&gt;...... 543/3589 .........] | Loss: 0.000 | Acc: 99.286% (4313/4344) <text:s text:c="6"/>[====&gt;...... 546/3589 .........] | Loss: 0.000 | Acc: 99.290% (4337/4368) <text:s text:c="6"/>[====&gt;...... 549/3589 .........] | Loss: 0.000 | Acc: 99.271% (4360/4392) <text:s text:c="6"/>[====&gt;...... 552/3589 .........] | Loss: 0.000 | Acc: 99.275% (4384/4416) <text:s text:c="6"/>[====&gt;...... 554/3589 .........] | Loss: 0.000 | Acc: 99.278% (4400/4432) <text:s text:c="6"/>[====&gt;...... 557/3589 .........] | Loss: 0.000 | Acc: 99.259% (4423/4456) <text:s text:c="6"/>[====&gt;...... 560/3589 .........] | Loss: 0.000 | Acc: 99.263% (4447/4480) <text:s text:c="6"/>[====&gt;...... 562/3589 .........] | Loss: 0.000 | Acc: 99.244% (4462/4496) <text:s text:c="6"/>[====&gt;...... 565/3589 .........] | Loss: 0.000</text:p>
      <text:p text:style-name="Standard"><text:s/>| Acc: 99.248% (4486/4520) <text:s text:c="6"/>[====&gt;...... 568/3589 .........] | Loss: 0.000 | Acc: 99.252% (4510/4544) <text:s text:c="6"/>[====&gt;...... 571/3589 .........] | Loss: 0.000 | Acc: 99.256% (4534/4568) <text:s text:c="6"/>[====&gt;...... 574/3589 .........] | Loss: 0.000 | Acc: 99.238% (4557/4592) <text:s text:c="6"/>[====&gt;...... 577/3589 .........] | Loss: 0.000 | Acc: 99.242% (4581/4616) <text:s text:c="6"/>[====&gt;...... 580/3589 .........] | Loss: 0.000 | Acc: 99.246% (4605/4640) <text:s text:c="6"/>[====&gt;...... 584/3589 .........] | Loss: 0.000 | Acc: 99.251% (4637/4672) <text:s text:c="6"/>[====&gt;...... 587/3589 .........] | Loss: 0.000 | Acc: 99.255% (4661/4696) <text:s text:c="6"/>[====&gt;...... 590/3589 .........] | Loss: 0.000 | Acc: 99.258% (4685/4720) <text:s text:c="6"/>[====&gt;...... 593/3589 .........] | Loss: 0.000 | Acc: 99.262% (4709/4744) <text:s text:c="6"/>[====&gt;...... 596/3589 .........] | Loss: 0.000 | Acc: 99.266% (4733/4768) <text:s text:c="6"/>[=====&gt;..... 600/3589 .........] | Loss: 0.000 | Acc: 99.271% (4765/4800) <text:s text:c="6"/>[=====&gt;..... 603/3589 .........] | Loss: 0.000 | Acc: 99.274% (4789/4824) <text:s text:c="6"/>[=====&gt;..... 606/3589 .........] | Loss: 0.000 | Acc: 99.278% (4813/4848) <text:s text:c="6"/>[=====&gt;..... 609/3589 .........] | Loss: 0.000 | Acc: 99.261% (4836/4872) <text:s text:c="6"/>[=====&gt;..... 612/3589 .........] | Loss: 0.000 | Acc: 99.265% (4860/4896) <text:s text:c="6"/>[=====&gt;..... 615/3589 .........] | Loss: 0.000 | Acc: 99.268% (4884/4920) <text:s text:c="6"/>[=====&gt;..... 618/3589 .........] | Loss: 0.000 | Acc: 99.252% (4907/4944) <text:s text:c="6"/>[=====&gt;..... 621/3589 .........] | Loss: 0.000 | Acc: 99.235% (4930/4968) <text:s text:c="6"/>[=====&gt;..... 624/3589 .........] | Loss: 0.000 | Acc: 99.239% (4954/4992) <text:s text:c="6"/>[=====&gt;..... 627/3589 .........] | Loss: 0.000 | Acc: 99.242% (4978/5016) <text:s text:c="6"/>[=====&gt;..... 631/3589 .........] | Loss: 0.000 | Acc: 99.247% (5010/5048) <text:s text:c="6"/>[=====&gt;..... 635/3589 .........] | Loss: 0.000 | Acc: 99.252% (5042/5080) <text:s text:c="6"/>[=====&gt;..... 638/3589 .........] | Loss: 0.000 | Acc: 99.255% (5066/5104) <text:s text:c="6"/>[=====&gt;..... 641/3589 .........] | Loss: 0.000 | Acc: 99.259% (5090/5128) <text:s text:c="6"/>[=====&gt;..... 645/3589 .........] | Loss: 0.000 | Acc: 99.264% (5122/5160) <text:s text:c="6"/>[=====&gt;..... 648/3589 .........] | Loss: 0.000 | Acc: 99.267% (5146/5184) <text:s text:c="6"/>[=====&gt;..... 652/3589 .........] | Loss: 0.000 | Acc: 99.271% (5178/5216) <text:s text:c="6"/>[=====&gt;..... 656/3589 .........] | Loss: 0.000 | Acc: 99.276% (5210/5248) <text:s text:c="6"/>[=====&gt;..... 660/3589 .........] | Loss: 0.000 | Acc: 99.280% (5242/5280) <text:s text:c="6"/>[=====&gt;..... 663/3589 .........] | Loss: <text:soft-page-break/>0.000 | Acc: 99.284% (5266/5304) <text:s text:c="6"/>[=====&gt;..... 666/3589 .........] | Loss: 0.000 | Acc: 99.287% (5290/5328) <text:s text:c="6"/>[=====&gt;..... 670/3589 .........] | Loss: 0.000 | Acc: 99.291% (5322/5360) <text:s text:c="6"/>[=====&gt;..... 674/3589 .........] | Loss: 0.000 | Acc: 99.295% (5354/5392) <text:s text:c="6"/>[=====&gt;..... 678/3589 .........] | Loss: 0.000 | Acc: 99.299% (5386/5424) <text:s text:c="6"/>[=====&gt;..... 681/3589 .........] | Loss: 0.000 | Acc: 99.302% (5410/5448) <text:s text:c="6"/>[=====&gt;..... 685/3589 .........] | Loss: 0.000 | Acc: 99.307% (5442/5480) <text:s text:c="6"/>[=====&gt;..... 689/3589 .........] | Loss: 0.000 | Acc: 99.311% (5474/5512) <text:s text:c="6"/>[=====&gt;..... 693/3589 .........] | Loss: 0.000 | Acc: 99.315% (5506/5544) <text:s text:c="6"/>[=====&gt;..... 697/3589 .........] | Loss: 0.000 | Acc: 99.301% (5537/5576) <text:s text:c="6"/>[=====&gt;..... 701/3589 .........] | Loss: 0.000 | Acc: 99.305% (5569/5608) <text:s text:c="6"/>[=====&gt;..... 706/3589 .........] | Loss: 0.000 | Acc: 99.309% (5609/5648) <text:s text:c="6"/>[=====&gt;..... 710/3589 .........] | Loss: 0.000 | Acc: 99.313% (5641/5680) <text:s text:c="6"/>[=====&gt;..... 715/3589 .........] | Loss: 0.000 | Acc: 99.318% (5681/5720) <text:s text:c="6"/>[======&gt;.... 720/3589 .........] | Loss: 0.000 | Acc: 99.323% (5721/5760) <text:s text:c="6"/>[======&gt;.... 726/3589 .........] | Loss: 0.000 | Acc: 99.329% (5769/5808) <text:s text:c="6"/>[======&gt;.... 732/3589 .........] | Loss: 0.000 | Acc: 99.334% (5817/5856) <text:s text:c="6"/>[======&gt;.... 739/3589 .........] | Loss: 0.000 | Acc: 99.306% (5871/5912) <text:s text:c="6"/>[======&gt;.... 747/3589 .........] | Loss: 0.000 | Acc: 99.314% (5935/5976) <text:s text:c="6"/>[======&gt;.... 757/3589 .........] | Loss: 0.000 | Acc: 99.306% (6014/6056) <text:s text:c="6"/>[======&gt;.... 769/3589 .........] | Loss: 0.000 | Acc: 99.301% (6109/6152) <text:s text:c="6"/>[======&gt;.... 784/3589 .........] | Loss: 0.000 | Acc: 99.314% (6229/6272) <text:s text:c="6"/>[======&gt;.... 804/3589 .........] | Loss: 0.000 | Acc: 99.331% (6389/6432) <text:s text:c="6"/>[======&gt;.... 829/3589 .........] | Loss: 0.000 | Acc: 99.337% (6588/6632) <text:s text:c="6"/>[=======&gt;... 861/3589 .........] | Loss: 0.000 | Acc: 99.347% (6843/6888) <text:s text:c="6"/>[=======&gt;... 902/3589 .........] | Loss: 0.000 | Acc: 99.363% (7170/7216) <text:s text:c="6"/>[=======&gt;... 945/3589 .........] | Loss: 0.000 | Acc: 99.352% (7511/7560) <text:s text:c="6"/>[========&gt;.. 997/3589 .........] | Loss: 0.000 | Acc: 99.361% (7925/7976) <text:s text:c="6"/>[========&gt;.. 1064/3589 ........] | Loss: 0.000 | Acc: 99.354% (8457/8512) <text:s text:c="6"/>[=========&gt;. 1153/3589 ........] | Loss: 0.000 | Acc: 99.284% (9158/9224) <text:s text:c="6"/>[==========&gt; 1254/3589 ........] | Loss: 0.000 | Acc: 99.312% (9963/10032) <text:s text:c="5"/>[=========== 1387/3589 ........] | Loss: 0.000 | Acc: 99.297% (11018/11096) <text:s text:c="4"/>[=========== 1529/3589 ........] | Loss: 0.000 | Acc: 99.289% (12145/12232) <text:s text:c="4"/>[=========== 1714/3589 ........] | Loss: 0.000 | Acc: 99.256% (13610/13712) <text:s text:c="4"/>[=========== 1940/3589 ........] | Loss: 0.000 | Acc: 99.272% (15407/15520) <text:s text:c="4"/>[=========== 2244/3589 ........] | Loss: 0.000 | Acc: 99.254% (17818/17952) <text:s text:c="4"/>[=========== 2636/3589 &gt;.......] | Loss: 0.000 | Acc: 99.189% (20917/21088) <text:s text:c="4"/>[=========== 3172/3589 ====&gt;...] | Loss: 0.000 | Acc: 99.200% (25173/25376) <text:s text:c="3"/></text:p>
      <text:p text:style-name="Standard"/>
      <text:p text:style-name="Standard">!next</text:p>
      <text:p text:style-name="Standard">/home/yihuo/Documents/2. FER/4.Facial-Expression-Recognition.Pytorch-master-20220221-OCNN version - resume/mainpro_FER.py:183: UserWarning: volatile was removed and now has no effect. Use `with torch.no_grad():` instead.0% (15/24) <text:s text:c="9"/></text:p>
      <text:p text:style-name="Standard"><text:s text:c="2"/>inputs, targets = Variable(inputs, volatile=True), Variable(targets)</text:p>
      <text:p text:style-name="Standard"><text:s/>[=========== 449/449 =========&gt;] | Loss: 1.444 | Acc: 70.493% (2530/3589) <text:s text:c="6"/>[&gt;.......... 5/449 ............] | Loss: 1.850 | Acc: 67.500% (27/40) <text:s text:c="10"/>[&gt;.......... 7/449 ............] | Loss: 1.647 | Acc: 69.643% (39/56) <text:s text:c="10"/>[&gt;.......... 9/449 ............] | Loss: 1.589 | Acc: 68.056% (49/72) <text:s text:c="10"/>[&gt;.......... 11/449 ...........] | Loss: 1.664 | Acc: 68.182% (60/88) <text:s text:c="10"/>[&gt;.......... 13/449 ...........] | Loss: 1.697 | Acc: 66.346% (69/104) <text:s text:c="9"/>[&gt;.......... 15/449 ...........] | Loss: 1.522 | Acc: 69.167% (83/120) <text:s text:c="9"/>[=&gt;......... 17/449 ...........] | Loss: 1.484 | Acc: 69.853% (95/136) <text:s text:c="9"/>[=&gt;......... 19/449 ...........] | Loss: 1.551 | Acc: 68.421% (104/152) <text:s text:c="8"/>[=&gt;......... 21/449 ...........] | Loss: 1.502 | Acc: 69.643% (117/168) <text:s text:c="8"/>[=&gt;......... 23/449 ...........] | Loss: 1.436 | Acc: 70.652% (130/184) <text:s text:c="8"/>[=&gt;......... 25/449 ...........] | Loss: 1.420 | Acc: 71.000% (142/200) <text:s text:c="8"/>[=&gt;......... 28/449 ...........] | Loss: 1.572 | Acc: 68.304% (153/224) <text:s text:c="8"/>[=&gt;......... 30/449 ...........] | Loss: 1.669 | Acc: 67.500% (162/240) <text:s text:c="8"/>[==&gt;........ 32/449 ...........] | Loss: 1.575 | Acc: 69.141% (177/256) <text:s text:c="8"/>[==&gt;........ 34/449 ...........] | Loss: 1.521 | Acc: 70.221% (191/272) <text:s text:c="8"/>[==&gt;........ 36/449 ...........] | Loss: 1.521 | Acc: 70.833% (204/288) <text:s text:c="8"/>[==&gt;........ 38/449 ...........] | Loss: 1.542 | Acc: 70.395% (214/304) <text:s text:c="8"/>[==&gt;........ 40/449 ...........] | Loss: 1.536 | Acc: 71.250% (228/320) <text:s text:c="8"/>[==&gt;........ 42/449 ...........] | Loss: 1.521 | Acc: 71.429% (240/336) <text:s text:c="8"/>[==&gt;........ 44/449 ...........] | Loss: 1.514 | Acc: 71.023% (250/352) <text:s text:c="8"/><text:soft-page-break/>[===&gt;....... 46/449 ...........] | Loss: 1.499 | Acc: 70.924% (261/368) <text:s text:c="8"/>[===&gt;....... 48/449 ...........] | Loss: 1.466 | Acc: 71.354% (274/384) <text:s text:c="8"/>[===&gt;....... 50/449 ...........] | Loss: 1.471 | Acc: 71.500% (286/400) <text:s text:c="8"/>[===&gt;....... 52/449 ...........] | Loss: 1.524 | Acc: 71.394% (297/416) <text:s text:c="8"/>[===&gt;....... 54/449 ...........] | Loss: 1.519 | Acc: 71.528% (309/432) <text:s text:c="8"/>[===&gt;....... 56/449 ...........] | Loss: 1.570 | Acc: 71.205% (319/448) <text:s text:c="8"/>[===&gt;....... 58/449 ...........] | Loss: 1.529 | Acc: 71.767% (333/464) <text:s text:c="8"/>[===&gt;....... 60/449 ...........] | Loss: 1.529 | Acc: 71.458% (343/480) <text:s text:c="8"/>[====&gt;...... 62/449 ...........] | Loss: 1.546 | Acc: 71.169% (353/496) <text:s text:c="8"/>[====&gt;...... 64/449 ...........] | Loss: 1.534 | Acc: 71.484% (366/512) <text:s text:c="8"/>[====&gt;...... 66/449 ...........] | Loss: 1.500 | Acc: 71.970% (380/528) <text:s text:c="8"/>[====&gt;...... 68/449 ...........] | Loss: 1.529 | Acc: 70.956% (386/544) <text:s text:c="8"/>[====&gt;...... 70/449 ...........] | Loss: 1.553 | Acc: 70.714% (396/560) <text:s text:c="8"/>[====&gt;...... 72/449 ...........] | Loss: 1.533 | Acc: 70.833% (408/576) <text:s text:c="8"/>[====&gt;...... 75/449 ...........] | Loss: 1.503 | Acc: 71.000% (426/600) <text:s text:c="8"/>[=====&gt;..... 77/449 ...........] | Loss: 1.494 | Acc: 71.266% (439/616) <text:s text:c="8"/>[=====&gt;..... 79/449 ...........] | Loss: 1.511 | Acc: 71.203% (450/632) <text:s text:c="8"/>[=====&gt;..... 81/449 ...........] | Loss: 1.488 | Acc: 71.605% (464/648) <text:s text:c="8"/>[=====&gt;..... 83/449 ...........] | Loss: 1.489 | Acc: 71.536% (475/664) <text:s text:c="8"/>[=====&gt;..... 85/449 ...........] | Loss: 1.478 | Acc: 71.618% (487/680) <text:s text:c="8"/>[=====&gt;..... 87/449 ...........] | Loss: 1.505 | Acc: 71.408% (497/696) <text:s text:c="8"/>[=====&gt;..... 89/449 ...........] | Loss: 1.497 | Acc: 71.208% (507/712) <text:s text:c="8"/>[======&gt;.... 91/449 ...........] | Loss: 1.482 | Acc: 71.566% (521/728) <text:s text:c="8"/>[======&gt;.... 93/449 ...........] | Loss: 1.505 | Acc: 71.102% (529/744) <text:s text:c="8"/>[======&gt;.... 95/449 ...........] | Loss: 1.485 | Acc: 71.447% (543/760) <text:s text:c="8"/>[======&gt;.... 97/449 ...........] | Loss: 1.493 | Acc: 71.005% (551/776) <text:s text:c="8"/>[======&gt;.... 99/449 ...........] | Loss: 1.502 | Acc: 70.960% (562/792) <text:s text:c="8"/>[======&gt;.... 101/449 ..........] | Loss: 1.507 | Acc: 70.916% (573/808) <text:s text:c="8"/>[======&gt;.... 103/449 ..........] | Loss: 1.503 | Acc: 70.631% (582/824) <text:s text:c="8"/>[======&gt;.... 105/449 ..........] | Loss: 1.486 | Acc: 70.833% (595/840) <text:s text:c="8"/>[=======&gt;... 107/449 ..........] | Loss: 1.486 | Acc: 70.911% (607/856) <text:s text:c="8"/>[=======&gt;... 109/449 ..........] | Loss: 1.475 | Acc: 71.101% (620/872) <text:s text:c="8"/>[=======&gt;... 111/449 ..........] | Loss: 1.469 | Acc: 71.284% (633/888) <text:s text:c="8"/>[=======&gt;... 113/449 ..........] | Loss: 1.477 | Acc: 71.018% (642/904) <text:s text:c="8"/>[=======&gt;... 115/449 ..........] | Loss: 1.478 | Acc: 70.978% (653/920) <text:s text:c="8"/>[=======&gt;... 117/449 ..........] | Loss: 1.482 | Acc: 70.833% (663/936) <text:s text:c="8"/>[=======&gt;... 119/449 ..........] | Loss: 1.491 | Acc: 70.693% (673/952) <text:s text:c="8"/>[========&gt;.. 121/449 ..........] | Loss: 1.493 | Acc: 70.455% (682/968) <text:s text:c="8"/>[========&gt;.. 124/449 ..........] | Loss: 1.504 | Acc: 69.960% (694/992) <text:s text:c="8"/>[========&gt;.. 126/449 ..........] | Loss: 1.508 | Acc: 69.841% (704/1008) <text:s text:c="7"/>[========&gt;.. 128/449 ..........] | Loss: 1.523 | Acc: 69.629% (713/1024) <text:s text:c="7"/>[========&gt;.. 130/449 ..........] | Loss: 1.522 | Acc: 69.712% (725/1040) <text:s text:c="7"/>[========&gt;.. 132/449 ..........] | Loss: 1.528 | Acc: 69.602% (735/1056) <text:s text:c="7"/>[========&gt;.. 134/449 ..........] | Loss: 1.522 | Acc: 69.776% (748/1072) <text:s text:c="7"/>[=========&gt;. 136/449 ..........] | Loss: 1.513 | Acc: 70.037% (762/1088) <text:s text:c="7"/>[=========&gt;. 138/449 ..........] | Loss: 1.507 | Acc: 70.290% (776/1104) <text:s text:c="7"/>[=========&gt;. 140/449 ..........] | Loss: 1.511 | Acc: 70.268% (787/1120) <text:s text:c="7"/>[=========&gt;. 142/449 ..........] | Loss: 1.501 | Acc: 70.511% (801/1136) <text:s text:c="7"/>[=========&gt;. 144/449 ..........] | Loss: 1.493 | Acc: 70.573% (813/1152) <text:s text:c="7"/>[=========&gt;. 146/449 ..........] | Loss: 1.510 | Acc: 70.291% (821/1168) <text:s text:c="7"/>[=========&gt;. 148/449 ..........] | Loss: 1.521 | Acc: 70.101% (830/1184) <text:s text:c="7"/>[=========&gt;. 150/449 ..........] | Loss: 1.519 | Acc: 70.250% (843/1200) <text:s text:c="7"/>[==========&gt; 153/449 ..........] | Loss: 1.528 | Acc: 70.098% (858/1224) <text:s text:c="7"/>[==========&gt; 155/449 ..........] | Loss: 1.528 | Acc: 69.839% (866/1240) <text:s text:c="7"/>[==========&gt; 157/449 ..........] | Loss: 1.533 | Acc: 69.745% (876/1256) <text:s text:c="7"/>[==========&gt; 159/449 ..........] | Loss: 1.516 | Acc: 70.047% (891/1272) <text:s text:c="7"/>[==========&gt; 161/449 ..........] | Loss: 1.519 | Acc: 70.031% (902/1288) <text:s text:c="7"/>[==========&gt; 163/449 ..........] | Loss: 1.512 | Acc: 70.092% (914/1304) <text:s text:c="7"/>[==========&gt; 165/449 ..........] | Loss: 1.523 | Acc: 70.000% (924/1320) <text:s text:c="7"/>[=========== 167/449 ..........] | Loss: 1.512 | Acc: 70.210% (938/1336) <text:s text:c="7"/>[=========== 169/449 ..........] | Loss: 1.510 | Acc: 70.192% (949/1352) <text:s text:c="7"/>[=========== 171/449 ..........] | Loss: 1.515 | Acc: 70.102% (959/1368) <text:s text:c="7"/>[=========== 173/449 ..........] | Loss: 1.516 | Acc: 70.087% (970/1384) <text:s text:c="7"/>[=========== 176/449 ..........] | Loss: 1.513 | Acc: 70.099% (987/1408) <text:s text:c="7"/>[=========== 178/449 ..........] | Loss: 1.509 | Acc: 70.014% (997/1424) <text:s text:c="7"/>[=========== 181/449 ..........] | Loss: 1.516 | Acc: 69.820% <text:soft-page-break/>(1011/1448) <text:s text:c="6"/>[=========== 183/449 ..........] | Loss: 1.509 | Acc: 69.945% (1024/1464) <text:s text:c="6"/>[=========== 185/449 ..........] | Loss: 1.498 | Acc: 70.135% (1038/1480) <text:s text:c="6"/>[=========== 187/449 ..........] | Loss: 1.493 | Acc: 70.254% (1051/1496) <text:s text:c="6"/>[=========== 189/449 ..........] | Loss: 1.499 | Acc: 70.172% (1061/1512) <text:s text:c="6"/>[=========== 191/449 ..........] | Loss: 1.496 | Acc: 70.157% (1072/1528) <text:s text:c="6"/>[=========== 194/449 ..........] | Loss: 1.500 | Acc: 70.103% (1088/1552) <text:s text:c="6"/>[=========== 196/449 ..........] | Loss: 1.497 | Acc: 70.153% (1100/1568) <text:s text:c="6"/>[=========== 198/449 ..........] | Loss: 1.496 | Acc: 70.202% (1112/1584) <text:s text:c="6"/>[=========== 200/449 ..........] | Loss: 1.489 | Acc: 70.188% (1123/1600) <text:s text:c="6"/>[=========== 202/449 ..........] | Loss: 1.502 | Acc: 69.926% (1130/1616) <text:s text:c="6"/>[=========== 204/449 ..........] | Loss: 1.496 | Acc: 69.853% (1140/1632) <text:s text:c="6"/>[=========== 206/449 ..........] | Loss: 1.496 | Acc: 69.782% (1150/1648) <text:s text:c="6"/>[=========== 209/449 ..........] | Loss: 1.491 | Acc: 69.976% (1170/1672) <text:s text:c="6"/>[=========== 211/449 ..........] | Loss: 1.487 | Acc: 70.024% (1182/1688) <text:s text:c="6"/>[=========== 213/449 ..........] | Loss: 1.487 | Acc: 69.953% (1192/1704) <text:s text:c="6"/>[=========== 216/449 ..........] | Loss: 1.487 | Acc: 70.139% (1212/1728) <text:s text:c="6"/>[=========== 218/449 ..........] | Loss: 1.483 | Acc: 70.126% (1223/1744) <text:s text:c="6"/>[=========== 220/449 ..........] | Loss: 1.483 | Acc: 69.943% (1231/1760) <text:s text:c="6"/>[=========== 222/449 ..........] | Loss: 1.479 | Acc: 69.989% (1243/1776) <text:s text:c="6"/>[=========== 224/449 ..........] | Loss: 1.479 | Acc: 70.033% (1255/1792) <text:s text:c="6"/>[=========== 226/449 ..........] | Loss: 1.477 | Acc: 70.022% (1266/1808) <text:s text:c="6"/>[=========== 229/449 ..........] | Loss: 1.474 | Acc: 70.087% (1284/1832) <text:s text:c="6"/>[=========== 231/449 ..........] | Loss: 1.477 | Acc: 69.805% (1290/1848) <text:s text:c="6"/>[=========== 233/449 ..........] | Loss: 1.473 | Acc: 69.796% (1301/1864) <text:s text:c="6"/>[=========== 235/449 ..........] | Loss: 1.469 | Acc: 69.894% (1314/1880) <text:s text:c="6"/>[=========== 237/449 ..........] | Loss: 1.468 | Acc: 69.884% (1325/1896) <text:s text:c="6"/>[=========== 240/449 ..........] | Loss: 1.470 | Acc: 69.896% (1342/1920) <text:s text:c="6"/>[=========== 242/449 ..........] | Loss: 1.473 | Acc: 69.835% (1352/1936) <text:s text:c="6"/>[=========== 245/449 ..........] | Loss: 1.466 | Acc: 69.949% (1371/1960) <text:s text:c="6"/>[=========== 247/449 ..........] | Loss: 1.462 | Acc: 70.040% (1384/1976) <text:s text:c="6"/>[=========== 249/449 ..........] | Loss: 1.468 | Acc: 69.829% (1391/1992) <text:s text:c="6"/>[=========== 251/449 ..........] | Loss: 1.474 | Acc: 69.771% (1401/2008) <text:s text:c="6"/>[=========== 253/449 ..........] | Loss: 1.471 | Acc: 69.862% (1414/2024) <text:s text:c="6"/>[=========== 255/449 ..........] | Loss: 1.475 | Acc: 69.902% (1426/2040) <text:s text:c="6"/>[=========== 258/449 ..........] | Loss: 1.472 | Acc: 69.864% (1442/2064) <text:s text:c="6"/>[=========== 260/449 ..........] | Loss: 1.471 | Acc: 69.808% (1452/2080) <text:s text:c="6"/>[=========== 262/449 ..........] | Loss: 1.475 | Acc: 69.847%</text:p>
      <text:p text:style-name="Standard"><text:s/>(1464/2096) <text:s text:c="6"/>[=========== 265/449 ..........] | Loss: 1.464 | Acc: 70.047% (1485/2120) <text:s text:c="6"/>[=========== 267/449 ..........] | Loss: 1.462 | Acc: 70.131% (1498/2136) <text:s text:c="6"/>[=========== 269/449 ..........] | Loss: 1.459 | Acc: 70.214% (1511/2152) <text:s text:c="6"/>[=========== 271/449 ..........] | Loss: 1.450 | Acc: 70.295% (1524/2168) <text:s text:c="6"/>[=========== 274/449 ..........] | Loss: 1.462 | Acc: 70.119% (1537/2192) <text:s text:c="6"/>[=========== 276/449 ..........] | Loss: 1.459 | Acc: 70.154% (1549/2208) <text:s text:c="6"/>[=========== 278/449 ..........] | Loss: 1.453 | Acc: 70.189% (1561/2224) <text:s text:c="6"/>[=========== 280/449 ..........] | Loss: 1.452 | Acc: 70.223% (1573/2240) <text:s text:c="6"/>[=========== 282/449 ..........] | Loss: 1.451 | Acc: 70.301% (1586/2256) <text:s text:c="6"/>[=========== 285/449 ..........] | Loss: 1.454 | Acc: 70.219% (1601/2280) <text:s text:c="6"/>[=========== 287/449 ..........] | Loss: 1.454 | Acc: 70.166% (1611/2296) <text:s text:c="6"/>[=========== 290/449 ..........] | Loss: 1.443 | Acc: 70.431% (1634/2320) <text:s text:c="6"/>[=========== 292/449 ..........] | Loss: 1.441 | Acc: 70.420% (1645/2336) <text:s text:c="6"/>[=========== 294/449 ..........] | Loss: 1.444 | Acc: 70.323% (1654/2352) <text:s text:c="6"/>[=========== 297/449 ..........] | Loss: 1.441 | Acc: 70.412% (1673/2376) <text:s text:c="6"/>[=========== 299/449 ..........] | Loss: 1.443 | Acc: 70.401% (1684/2392) <text:s text:c="6"/>[=========== 301/449 &gt;.........] | Loss: 1.440 | Acc: 70.432% (1696/2408) <text:s text:c="6"/>[=========== 303/449 &gt;.........] | Loss: 1.438 | Acc: 70.338% (1705/2424) <text:s text:c="6"/>[=========== 306/449 &gt;.........] | Loss: 1.442 | Acc: 70.302% (1721/2448) <text:s text:c="6"/>[=========== 308/449 &gt;.........] | Loss: 1.445 | Acc: 70.252% (1731/2464) <text:s text:c="6"/>[=========== 311/449 &gt;.........] | Loss: 1.434 | Acc: 70.418% (1752/2488) <text:s text:c="6"/>[=========== 313/449 &gt;.........] | Loss: 1.433 | Acc: 70.487% (1765/2504) <text:s text:c="6"/>[=========== 315/449 &gt;.........] | Loss: 1.430 | Acc: 70.437% (1775/2520) <text:s text:c="6"/>[=========== 317/449 =&gt;........] | Loss: 1.436 | Acc: 70.386% (1785/2536) <text:s text:c="6"/>[=========== 320/449 =&gt;........] | Loss: 1.426 | Acc: 70.547% (1806/2560) <text:s text:c="6"/><text:soft-page-break/>[=========== 322/449 =&gt;........] | Loss: 1.439 | Acc: 70.497% (1816/2576) <text:s text:c="6"/>[=========== 325/449 =&gt;........] | Loss: 1.438 | Acc: 70.538% (1834/2600) <text:s text:c="6"/>[=========== 327/449 =&gt;........] | Loss: 1.444 | Acc: 70.489% (1844/2616) <text:s text:c="6"/>[=========== 329/449 =&gt;........] | Loss: 1.445 | Acc: 70.441% (1854/2632) <text:s text:c="6"/>[=========== 331/449 ==&gt;.......] | Loss: 1.441 | Acc: 70.468% (1866/2648) <text:s text:c="6"/>[=========== 334/449 ==&gt;.......] | Loss: 1.442 | Acc: 70.509% (1884/2672) <text:s text:c="6"/>[=========== 336/449 ==&gt;.......] | Loss: 1.440 | Acc: 70.499% (1895/2688) <text:s text:c="6"/>[=========== 339/449 ==&gt;.......] | Loss: 1.433 | Acc: 70.538% (1913/2712) <text:s text:c="6"/>[=========== 341/449 ==&gt;.......] | Loss: 1.432 | Acc: 70.491% (1923/2728) <text:s text:c="6"/>[=========== 344/449 ==&gt;.......] | Loss: 1.427 | Acc: 70.531% (1941/2752) <text:s text:c="6"/>[=========== 346/449 ===&gt;......] | Loss: 1.424 | Acc: 70.520% (1952/2768) <text:s text:c="6"/>[=========== 348/449 ===&gt;......] | Loss: 1.424 | Acc: 70.546% (1964/2784) <text:s text:c="6"/>[=========== 350/449 ===&gt;......] | Loss: 1.421 | Acc: 70.607% (1977/2800) <text:s text:c="6"/>[=========== 353/449 ===&gt;......] | Loss: 1.424 | Acc: 70.503% (1991/2824) <text:s text:c="6"/>[=========== 355/449 ===&gt;......] | Loss: 1.423 | Acc: 70.528% (2003/2840) <text:s text:c="6"/>[=========== 358/449 ===&gt;......] | Loss: 1.417 | Acc: 70.670% (2024/2864) <text:s text:c="6"/>[=========== 360/449 ===&gt;......] | Loss: 1.414 | Acc: 70.694% (2036/2880) <text:s text:c="6"/>[=========== 362/449 ====&gt;.....] | Loss: 1.411 | Acc: 70.787% (2050/2896) <text:s text:c="6"/>[=========== 365/449 ====&gt;.....] | Loss: 1.418 | Acc: 70.685% (2064/2920) <text:s text:c="6"/>[=========== 367/449 ====&gt;.....] | Loss: 1.421 | Acc: 70.708% (2076/2936) <text:s text:c="6"/>[=========== 370/449 ====&gt;.....] | Loss: 1.421 | Acc: 70.709% (2093/2960) <text:s text:c="6"/>[=========== 372/449 ====&gt;.....] | Loss: 1.419 | Acc: 70.699% (2104/2976) <text:s text:c="6"/>[=========== 374/449 ====&gt;.....] | Loss: 1.417 | Acc: 70.789% (2118/2992) <text:s text:c="6"/>[=========== 377/449 =====&gt;....] | Loss: 1.421 | Acc: 70.756% (2134/3016) <text:s text:c="6"/>[=========== 379/449 =====&gt;....] | Loss: 1.426 | Acc: 70.712% (2144/3032) <text:s text:c="6"/>[=========== 381/449 =====&gt;....] | Loss: 1.426 | Acc: 70.768% (2157/3048) <text:s text:c="6"/>[=========== 384/449 =====&gt;....] | Loss: 1.426 | Acc: 70.736% (2173/3072) <text:s text:c="6"/>[=========== 386/449 =====&gt;....] | Loss: 1.419 | Acc: 70.855% (2188/3088) <text:s text:c="6"/>[=========== 389/449 =====&gt;....] | Loss: 1.424 | Acc: 70.758% (2202/3112) <text:s text:c="6"/>[=========== 391/449 ======&gt;...] | Loss: 1.419 | Acc: 70.844% (2216/3128) <text:s text:c="6"/>[=========== 393/449 ======&gt;...] | Loss: 1.421 | Acc: 70.802% (2226/3144) <text:s text:c="6"/>[=========== 396/449 ======&gt;...] | Loss: 1.425 | Acc: 70.802% (2243/3168) <text:s text:c="6"/>[=========== 398/449 ======&gt;...] | Loss: 1.426 | Acc: 70.760% (2253/3184) <text:s text:c="6"/>[=========== 401/449 ======&gt;...] | Loss: 1.426 | Acc: 70.698% (2268/3208) <text:s text:c="6"/>[=========== 403/449 ======&gt;...] | Loss: 1.437 | Acc: 70.565% (2275/3224) <text:s text:c="6"/>[=========== 405/449 ======&gt;...] | Loss: 1.444 | Acc: 70.556% (2286/3240) <text:s text:c="6"/>[=========== 408/449 =======&gt;..] | Loss: 1.450 | Acc: 70.496% (2301/3264) <text:s text:c="6"/>[=========== 410/449 =======&gt;..] | Loss: 1.452 | Acc: 70.488% (2312/3280) <text:s text:c="6"/>[=========== 413/449 =======&gt;..] | Loss: 1.449 | Acc: 70.521% (2330/3304) <text:s text:c="6"/>[=========== 415/449 =======&gt;..] | Loss: 1.447 | Acc: 70.542% (2342/3320) <text:s text:c="6"/>[=========== 418/449 =======&gt;..] | Loss: 1.453 | Acc: 70.425% (2355/3344) <text:s text:c="6"/>[=========== 420/449 =======&gt;..] | Loss: 1.455 | Acc: 70.357% (2364/3360) <text:s text:c="6"/>[=========== 423/449 ========&gt;.] | Loss: 1.455 | Acc: 70.420% (2383/3384) <text:s text:c="6"/>[=========== 425/449 ========&gt;.] | Loss: 1.454 | Acc: 70.471% (2396/3400) <text:s text:c="6"/>[=========== 428/449 ========&gt;.] | Loss: 1.456 | Acc: 70.415% (2411/3424) <text:s text:c="6"/>[=========== 430/449 ========&gt;.] | Loss: 1.453 | Acc: 70.436% (2423/3440) <text:s text:c="6"/>[=========== 432/449 ========&gt;.] | Loss: 1.450 | Acc: 70.428% (2434/3456) <text:s text:c="6"/>[=========== 435/449 ========&gt;.] | Loss: 1.447 | Acc: 70.460% (2452/3480) <text:s text:c="6"/>[=========== 438/449 =========&gt;] | Loss: 1.445 | Acc: 70.434% (2468/3504) <text:s text:c="6"/>[=========== 440/449 =========&gt;] | Loss: 1.441 | Acc: 70.455% (2480/3520) <text:s text:c="6"/>[=========== 442/449 =========&gt;] | Loss: 1.441 | Acc: 70.419% (2490/3536) <text:s text:c="6"/>[=========== 445/449 =========&gt;] | Loss: 1.440 | Acc: 70.506% (2510/3560) <text:s text:c="6"/>[=========== 447/449 =========&gt;] | Loss: 1.439 | Acc: 70.526% (2522/3576) <text:s text:c="5"/></text:p>
      <text:p text:style-name="Standard"/>
      <text:p text:style-name="Standard">!next</text:p>
      <text:p text:style-name="Standard"><text:soft-page-break/>/home/yihuo/Documents/2. FER/4.Facial-Expression-Recognition.Pytorch-master-20220221-OCNN version - resume/mainpro_FER.py:232: UserWarning: volatile was removed and now has no effect. Use `with torch.no_grad():` instead.3% (17/24) <text:s text:c="9"/></text:p>
      <text:p text:style-name="Standard"><text:s text:c="2"/>inputs, targets = Variable(inputs, volatile=True), Variable(targets)</text:p>
      <text:p text:style-name="Standard"><text:s/>[=========== 449/449 =========&gt;] | Loss: 1.297 | Acc: 73.335% (2632/3589) <text:s text:c="6"/>[&gt;.......... 5/449 ............] | Loss: 1.075 | Acc: 77.500% (31/40) <text:s text:c="10"/>[&gt;.......... 7/449 ............] | Loss: 1.393 | Acc: 76.786% (43/56) <text:s text:c="10"/>[&gt;.......... 10/449 ...........] | Loss: 1.530 | Acc: 75.000% (60/80) <text:s text:c="10"/>[&gt;.......... 12/449 ...........] | Loss: 1.375 | Acc: 76.042% (73/96) <text:s text:c="10"/>[&gt;.......... 14/449 ...........] | Loss: 1.244 | Acc: 78.571% (88/112) <text:s text:c="9"/>[=&gt;......... 16/449 ...........] | Loss: 1.198 | Acc: 79.688% (102/128) <text:s text:c="8"/>[=&gt;......... 18/449 ...........] | Loss: 1.116 | Acc: 80.556% (116/144) <text:s text:c="8"/>[=&gt;......... 20/449 ...........] | Loss: 1.235 | Acc: 77.500% (124/160) <text:s text:c="8"/>[=&gt;......... 22/449 ...........] | Loss: 1.165 | Acc: 78.409% (138/176) <text:s text:c="8"/>[=&gt;......... 24/449 ...........] | Loss: 1.182 | Acc: 77.604% (149/192) <text:s text:c="8"/>[=&gt;......... 26/449 ...........] | Loss: 1.333 | Acc: 75.962% (158/208) <text:s text:c="8"/>[=&gt;......... 28/449 ...........] | Loss: 1.340 | Acc: 75.000% (168/224) <text:s text:c="8"/>[=&gt;......... 30/449 ...........] | Loss: 1.370 | Acc: 74.583% (179/240) <text:s text:c="8"/>[==&gt;........ 32/449 ...........] | Loss: 1.360 | Acc: 74.219% (190/256) <text:s text:c="8"/>[==&gt;........ 34/449 ...........] | Loss: 1.293 | Acc: 75.000% (204/272) <text:s text:c="8"/>[==&gt;........ 36/449 ...........] | Loss: 1.256 | Acc: 75.000% (216/288) <text:s text:c="8"/>[==&gt;........ 38/449 ...........] | Loss: 1.228 | Acc: 75.329% (229/304) <text:s text:c="8"/>[==&gt;........ 40/449 ...........] | Loss: 1.239 | Acc: 74.375% (238/320) <text:s text:c="8"/>[==&gt;........ 42/449 ...........] | Loss: 1.241 | Acc: 74.405% (250/336) <text:s text:c="8"/>[==&gt;........ 44/449 ...........] | Loss: 1.254 | Acc: 73.580% (259/352) <text:s text:c="8"/>[===&gt;....... 46/449 ...........] | Loss: 1.258 | Acc: 73.913% (272/368) <text:s text:c="8"/>[===&gt;....... 48/449 ...........] | Loss: 1.261 | Acc: 73.698% (283/384) <text:s text:c="8"/>[===&gt;....... 50/449 ...........] | Loss: 1.364 | Acc: 72.250% (289/400) <text:s text:c="8"/>[===&gt;....... 52/449 ...........] | Loss: 1.371 | Acc: 71.635% (298/416) <text:s text:c="8"/>[===&gt;....... 54/449 ...........] | Loss: 1.360 | Acc: 71.759% (310/432) <text:s text:c="8"/>[===&gt;....... 56/449 ...........] | Loss: 1.364 | Acc: 71.429% (320/448) <text:s text:c="8"/>[===&gt;....... 58/449 ...........] | Loss: 1.356 | Acc: 71.552% (332/464) <text:s text:c="8"/>[===&gt;....... 60/449 ...........] | Loss: 1.377 | Acc: 71.250% (342/480) <text:s text:c="8"/>[====&gt;...... 62/449 ...........] | Loss: 1.413 | Acc: 70.968% (352/496) <text:s text:c="8"/>[====&gt;...... 64/449 ...........] | Loss: 1.390 | Acc: 71.484% (366/512) <text:s text:c="8"/>[====&gt;...... 67/449 ...........] | Loss: 1.381 | Acc: 71.269% (382/536) <text:s text:c="8"/>[====&gt;...... 69/449 ...........] | Loss: 1.361 | Acc: 71.558% (395/552) <text:s text:c="8"/>[====&gt;...... 70/449 ...........] | Loss: 1.360 | Acc: 71.071% (398/560) <text:s text:c="8"/>[====&gt;...... 73/449 ...........] | Loss: 1.391 | Acc: 70.719% (413/584) <text:s text:c="8"/>[====&gt;...... 75/449 ...........] | Loss: 1.383 | Acc: 70.833% (425/600) <text:s text:c="8"/>[=====&gt;..... 77/449 ...........] | Loss: 1.355 | Acc: 71.266% (439/616) <text:s text:c="8"/>[=====&gt;..... 79/449 ...........] | Loss: 1.377 | Acc: 71.044% (449/632) <text:s text:c="8"/>[=====&gt;..... 81/449 ...........] | Loss: 1.365 | Acc: 71.296% (462/648) <text:s text:c="8"/>[=====&gt;..... 83/449 ...........] | Loss: 1.354 | Acc: 71.235% (473/664) <text:s text:c="8"/>[=====&gt;..... 85/449 ...........] | Loss: 1.334 | Acc: 71.471% (486/680) <text:s text:c="8"/>[=====&gt;..... 87/449 ...........] | Loss: 1.326 | Acc: 71.552% (498/696) <text:s text:c="8"/>[=====&gt;..... 89/449 ...........] | Loss: 1.326 | Acc: 71.629% (510/712) <text:s text:c="8"/>[======&gt;.... 91/449 ...........] | Loss: 1.324 | Acc: 71.566% (521/728) <text:s text:c="8"/>[======&gt;.... 93/449 ...........] | Loss: 1.327 | Acc: 71.237% (530/744) <text:s text:c="8"/>[======&gt;.... 95/449 ...........] | Loss: 1.328 | Acc: 71.316% (542/760) <text:s text:c="8"/>[======&gt;.... 97/449 ...........] | Loss: 1.323 | Acc: 71.134% (552/776) <text:s text:c="8"/>[======&gt;.... 99/449 ...........] | Loss: 1.306 | Acc: 71.591% (567/792) <text:s text:c="8"/>[======&gt;.... 101/449 ..........] | Loss: 1.288 | Acc: 72.030% (582/808) <text:s text:c="8"/>[======&gt;.... 103/449 ..........] | Loss: 1.278 | Acc: 72.209% (595/824) <text:s text:c="8"/>[======&gt;.... 105/449 ..........] | Loss: 1.276 | Acc: 72.024% (605/840) <text:s text:c="8"/>[=======&gt;... 107/449 ..........] | Loss: 1.281 | Acc: 71.963% (616/856) <text:s text:c="8"/>[=======&gt;... 110/449 ..........] | Loss: 1.308 | Acc: 71.705% (631/880) <text:s text:c="8"/>[=======&gt;... 112/449 ..........] | Loss: 1.329 | Acc: 71.317% (639/896) <text:s text:c="8"/>[=======&gt;... 114/449 ..........] | Loss: 1.327 | Acc: 71.382% (651/912) <text:s text:c="8"/>[=======&gt;... 116/449 ..........] | Loss: 1.324 | Acc: 71.444% (663/928) <text:s text:c="8"/>[=======&gt;... 118/449 ..........] | Loss: 1.318 | Acc: 71.716% (677/944) <text:s text:c="8"/>[=======&gt;... 120/449 ..........] | Loss: 1.337 | Acc: 71.354% (685/960) <text:s text:c="8"/>[========&gt;.. 122/449 ..........] | Loss: 1.345 | Acc: 71.209% (695/976) <text:s text:c="8"/>[========&gt;.. 124/449 ..........] | Loss: 1.331 | Acc: 71.472% (709/992) <text:s text:c="8"/>[========&gt;.. 126/449 ..........] | Loss: 1.328 | Acc: 71.429% (720/1008) <text:s text:c="7"/>[========&gt;.. 128/449 ..........] | Loss: 1.339 | Acc: 71.582% (733/1024) <text:s text:c="7"/>[========&gt;.. 130/449 ..........] | Loss: 1.348 | Acc: 71.635% (745/1040) <text:s text:c="7"/><text:soft-page-break/>[========&gt;.. 132/449 ..........] | Loss: 1.330 | Acc: 71.970% (760/1056) <text:s text:c="7"/>[========&gt;.. 134/449 ..........] | Loss: 1.327 | Acc: 72.108% (773/1072) <text:s text:c="7"/>[=========&gt;. 136/449 ..........] | Loss: 1.312 | Acc: 72.335% (787/1088) <text:s text:c="7"/>[=========&gt;. 139/449 ..........] | Loss: 1.331 | Acc: 72.032% (801/1112) <text:s text:c="7"/>[=========&gt;. 141/449 ..........] | Loss: 1.336 | Acc: 72.074% (813/1128) <text:s text:c="7"/>[=========&gt;. 143/449 ..........] | Loss: 1.327 | Acc: 72.115% (825/1144) <text:s text:c="7"/>[=========&gt;. 145/449 ..........] | Loss: 1.348 | Acc: 71.897% (834/1160) <text:s text:c="7"/>[=========&gt;. 147/449 ..........] | Loss: 1.339 | Acc: 72.194% (849/1176) <text:s text:c="7"/>[=========&gt;. 149/449 ..........] | Loss: 1.336 | Acc: 72.232% (861/1192) <text:s text:c="7"/>[==========&gt; 151/449 ..........] | Loss: 1.325 | Acc: 72.351% (874/1208) <text:s text:c="7"/>[==========&gt; 153/449 ..........] | Loss: 1.316 | Acc: 72.467% (887/1224) <text:s text:c="7"/>[==========&gt; 155/449 ..........] | Loss: 1.316 | Acc: 72.500% (899/1240) <text:s text:c="7"/>[==========&gt; 157/449 ..........] | Loss: 1.311 | Acc: 72.691% (913/1256) <text:s text:c="7"/>[==========&gt; 159/449 ..........] | Loss: 1.321 | Acc: 72.484% (922/1272) <text:s text:c="7"/>[==========&gt; 161/449 ..........] | Loss: 1.325 | Acc: 72.360% (932/1288) <text:s text:c="7"/>[==========&gt; 163/449 ..........] | Loss: 1.329 | Acc: 72.316% (943/1304) <text:s text:c="7"/>[=========== 166/449 ..........] | Loss: 1.331 | Acc: 71.837% (954/1328) <text:s text:c="7"/>[=========== 168/449 ..........] | Loss: 1.327 | Acc: 71.949% (967/1344) <text:s text:c="7"/>[=========== 170/449 ..........] | Loss: 1.327 | Acc: 71.912% (978/1360) <text:s text:c="7"/>[=========== 172/449 ..........] | Loss: 1.334 | Acc: 71.875% (989/1376) <text:s text:c="7"/>[=========== 175/449 ..........] | Loss: 1.324 | Acc: 72.000% (1008/1400) <text:s text:c="6"/>[=========== 177/449 ..........] | Loss: 1.320 | Acc: 71.963% (1019/1416) <text:s text:c="6"/>[=========== 179/449 ..........] | Loss: 1.323 | Acc: 71.927% (1030/1432) <text:s text:c="6"/>[=========== 181/449 ..........] | Loss: 1.320 | Acc: 71.892% (1041/1448) <text:s text:c="6"/>[=========== 183/449 ..........] | Loss: 1.318 | Acc: 71.790% (1051/1464) <text:s text:c="6"/>[=========== 185/449 ..........] | Loss: 1.331 | Acc: 71.757% (1062/1480) <text:s text:c="6"/>[=========== 188/449 ..........] | Loss: 1.329 | Acc: 71.809% (1080/1504) <text:s text:c="6"/>[=========== 190/449 ..........] | Loss: 1.335 | Acc: 71.711% (1090/1520) <text:s text:c="6"/>[=========== 192/449 ..........] | Loss: 1.343 | Acc: 71.615% (1100/1536) <text:s text:c="6"/>[=========== 194/449 ..........] | Loss: 1.341 | Acc: 71.714% (1113/1552) <text:s text:c="6"/>[=========== 196/449 ..........] | Loss: 1.337 | Acc: 71.747% (1125/1568) <text:s text:c="6"/>[=========== 198/449 ..........] | Loss: 1.327 | Acc: 71.907% (1139/1584) <text:s text:c="6"/>[=========== 200/449 ..........] | Loss: 1.333 | Acc: 71.750% (1148/1600) <text:s text:c="6"/>[=========== 202/449 ..........] | Loss: 1.336 | Acc: 71.720% (1159/1616) <text:s text:c="6"/>[=========== 204/449 ..........] | Loss: 1.333 | Acc: 71.875% (1173/1632) <text:s text:c="6"/>[=========== 207/449 ..........] | Loss: 1.341 | Acc: 71.981% (1192/1656) <text:s text:c="6"/>[=========== 209/449 ..........] | Loss: 1.335 | Acc: 72.129% (1206/1672) <text:s text:c="6"/>[=========== 211/449 ..........] | Loss: 1.338 | Acc: 72.097% (1217/1688) <text:s text:c="6"/>[=========== 214/449 ..........] | Loss: 1.352 | Acc: 71.904% (1231/1712) <text:s text:c="6"/>[=========== 216/449 ..........] | Loss: 1.355 | Acc: 71.991% (1244/1728) <text:s text:c="6"/>[=========== 218/449 ..........] | Loss: 1.351 | Acc: 72.076% (1257/1744) <text:s text:c="6"/>[=========== 220/449 ..........] | Loss: 1.347 | Acc: 72.216% (1271/1760) <text:s text:c="6"/>[=========== 222/449 ..........] | Loss: 1.354 | Acc: 72.016% (1279/1776) <text:s text:c="6"/>[=========== 225/449 ..........] | Loss: 1.353 | Acc: 71.889% (1294/1800) <text:s text:c="6"/>[=========== 227/449 ..........] | Loss: 1.346 | Acc: 71.971% (1307/1816) <text:s text:c="6"/>[=========== 229/449 ..........] | Loss: 1.342 | Acc: 71.943% (1318/1832) <text:s text:c="6"/>[=========== 231/449 ..........] | Loss: 1.341 | Acc: 71.861% (1328/1848) <text:s text:c="6"/>[=========== 233/449 ..........] | Loss: 1.339 | Acc: 71.942% (1341/1864) <text:s text:c="6"/>[=========== 235/449 ..........] | Loss: 1.339 | Acc: 71.968% (1353/1880) <text:s text:c="6"/>[=========== 238/449 ..........] | Loss: 1.340 | Acc: 72.006% (1371/1904) <text:s text:c="6"/>[=========== 240/449 ..........] | Loss: 1.337 | Acc: 72.083% (1384/1920) <text:s text:c="6"/>[=========== 243/449 ..........] | Loss: 1.331 | Acc: 72.222% (1404/1944) <text:s text:c="6"/>[=========== 245/449 ..........] | Loss: 1.326 | Acc: 72.296% (1417/1960) <text:s text:c="6"/>[=========== 247/449 ..........] | Loss: 1.326 | Acc: 72.368% (1430/1976) <text:s text:c="6"/>[=========== 249/449 ..........] | Loss: 1.334 | Acc: 72.289% (1440/1992) <text:s text:c="6"/>[=========== 251/449 ..........] | Loss: 1.331 | Acc: 72.311% (1452/2008) <text:s text:c="6"/>[=========== 254/449 ..........] | Loss: 1.327 | Acc: 72.343% (1470/2032) <text:s text:c="6"/>[=========== 256/449 ..........] | Loss: 1.324 | Acc: 72.412% (1483/2048) <text:s text:c="6"/>[=========== 258/449 ..........] | Loss: 1.334 | Acc: 72.287% (1492/2064) <text:s text:c="6"/>[=========== 260/449 ..........] | Loss: 1.339 | Acc: 72.260% (1503/2080) <text:s text:c="6"/>[=========== 263/449 ..........] | Loss: 1.336 | Acc: 72.291%</text:p>
      <text:p text:style-name="Standard"><text:s/>(1521/2104) <text:s text:c="6"/>[=========== 265/449 ..........] | Loss: 1.327 | Acc: 72.500% (1537/2120) <text:s text:c="6"/>[=========== 268/449 ..........] | Loss: 1.321 | Acc: 72.528% (1555/2144) <text:s text:c="6"/>[=========== <text:soft-page-break/>270/449 ..........] | Loss: 1.332 | Acc: 72.407% (1564/2160) <text:s text:c="6"/>[=========== 272/449 ..........] | Loss: 1.325 | Acc: 72.564% (1579/2176) <text:s text:c="6"/>[=========== 274/449 ..........] | Loss: 1.324 | Acc: 72.536% (1590/2192) <text:s text:c="6"/>[=========== 276/449 ..........] | Loss: 1.325 | Acc: 72.509% (1601/2208) <text:s text:c="6"/>[=========== 279/449 ..........] | Loss: 1.336 | Acc: 72.357% (1615/2232) <text:s text:c="6"/>[=========== 281/449 ..........] | Loss: 1.333 | Acc: 72.331% (1626/2248) <text:s text:c="6"/>[=========== 283/449 ..........] | Loss: 1.328 | Acc: 72.438% (1640/2264) <text:s text:c="6"/>[=========== 286/449 ..........] | Loss: 1.320 | Acc: 72.552% (1660/2288) <text:s text:c="6"/>[=========== 288/449 ..........] | Loss: 1.318 | Acc: 72.526% (1671/2304) <text:s text:c="6"/>[=========== 290/449 ..........] | Loss: 1.317 | Acc: 72.500% (1682/2320) <text:s text:c="6"/>[=========== 293/449 ..........] | Loss: 1.316 | Acc: 72.526% (1700/2344) <text:s text:c="6"/>[=========== 295/449 ..........] | Loss: 1.313 | Acc: 72.585% (1713/2360) <text:s text:c="6"/>[=========== 297/449 ..........] | Loss: 1.308 | Acc: 72.727% (1728/2376) <text:s text:c="6"/>[=========== 299/449 ..........] | Loss: 1.305 | Acc: 72.784% (1741/2392) <text:s text:c="6"/>[=========== 302/449 &gt;.........] | Loss: 1.307 | Acc: 72.806% (1759/2416) <text:s text:c="6"/>[=========== 304/449 &gt;.........] | Loss: 1.312 | Acc: 72.821% (1771/2432) <text:s text:c="6"/>[=========== 307/449 &gt;.........] | Loss: 1.309 | Acc: 72.801% (1788/2456) <text:s text:c="6"/>[=========== 309/449 &gt;.........] | Loss: 1.307 | Acc: 72.856% (1801/2472) <text:s text:c="6"/>[=========== 311/449 &gt;.........] | Loss: 1.307 | Acc: 72.870% (1813/2488) <text:s text:c="6"/>[=========== 313/449 &gt;.........] | Loss: 1.305 | Acc: 72.923% (1826/2504) <text:s text:c="6"/>[=========== 316/449 =&gt;........] | Loss: 1.296 | Acc: 73.022% (1846/2528) <text:s text:c="6"/>[=========== 318/449 =&gt;........] | Loss: 1.296 | Acc: 73.035% (1858/2544) <text:s text:c="6"/>[=========== 320/449 =&gt;........] | Loss: 1.299 | Acc: 72.969% (1868/2560) <text:s text:c="6"/>[=========== 323/449 =&gt;........] | Loss: 1.301 | Acc: 73.026% (1887/2584) <text:s text:c="6"/>[=========== 325/449 =&gt;........] | Loss: 1.297 | Acc: 73.038% (1899/2600) <text:s text:c="6"/>[=========== 328/449 =&gt;........] | Loss: 1.288 | Acc: 73.171% (1920/2624) <text:s text:c="6"/>[=========== 330/449 =&gt;........] | Loss: 1.287 | Acc: 73.258% (1934/2640) <text:s text:c="6"/>[=========== 332/449 ==&gt;.......] | Loss: 1.289 | Acc: 73.230% (1945/2656) <text:s text:c="6"/>[=========== 334/449 ==&gt;.......] | Loss: 1.285 | Acc: 73.278% (1958/2672) <text:s text:c="6"/>[=========== 337/449 ==&gt;.......] | Loss: 1.289 | Acc: 73.182% (1973/2696) <text:s text:c="6"/>[=========== 339/449 ==&gt;.......] | Loss: 1.286 | Acc: 73.230% (1986/2712) <text:s text:c="6"/>[=========== 342/449 ==&gt;.......] | Loss: 1.291 | Acc: 73.209% (2003/2736) <text:s text:c="6"/>[=========== 344/449 ==&gt;.......] | Loss: 1.292 | Acc: 73.292% (2017/2752) <text:s text:c="6"/>[=========== 346/449 ===&gt;......] | Loss: 1.292 | Acc: 73.266% (2028/2768) <text:s text:c="6"/>[=========== 349/449 ===&gt;......] | Loss: 1.296 | Acc: 73.317% (2047/2792) <text:s text:c="6"/>[=========== 351/449 ===&gt;......] | Loss: 1.295 | Acc: 73.255% (2057/2808) <text:s text:c="6"/>[=========== 353/449 ===&gt;......] | Loss: 1.298 | Acc: 73.300% (2070/2824) <text:s text:c="6"/>[=========== 356/449 ===&gt;......] | Loss: 1.295 | Acc: 73.279% (2087/2848) <text:s text:c="6"/>[=========== 358/449 ===&gt;......] | Loss: 1.296 | Acc: 73.289% (2099/2864) <text:s text:c="6"/>[=========== 361/449 ====&gt;.....] | Loss: 1.290 | Acc: 73.407% (2120/2888) <text:s text:c="6"/>[=========== 363/449 ====&gt;.....] | Loss: 1.285 | Acc: 73.519% (2135/2904) <text:s text:c="6"/>[=========== 365/449 ====&gt;.....] | Loss: 1.283 | Acc: 73.596% (2149/2920) <text:s text:c="6"/>[=========== 368/449 ====&gt;.....] | Loss: 1.278 | Acc: 73.573% (2166/2944) <text:s text:c="6"/>[=========== 370/449 ====&gt;.....] | Loss: 1.276 | Acc: 73.615% (2179/2960) <text:s text:c="6"/>[=========== 373/449 ====&gt;.....] | Loss: 1.283 | Acc: 73.458% (2192/2984) <text:s text:c="6"/>[=========== 375/449 ====&gt;.....] | Loss: 1.284 | Acc: 73.467% (2204/3000) <text:s text:c="6"/>[=========== 377/449 =====&gt;....] | Loss: 1.281 | Acc: 73.508% (2217/3016) <text:s text:c="6"/>[=========== 380/449 =====&gt;....] | Loss: 1.285 | Acc: 73.520% (2235/3040) <text:s text:c="6"/>[=========== 382/449 =====&gt;....] | Loss: 1.283 | Acc: 73.527% (2247/3056) <text:s text:c="6"/>[=========== 385/449 =====&gt;....] | Loss: 1.279 | Acc: 73.669% (2269/3080) <text:s text:c="6"/>[=========== 387/449 =====&gt;....] | Loss: 1.273 | Acc: 73.773% (2284/3096) <text:s text:c="6"/>[=========== 390/449 =====&gt;....] | Loss: 1.277 | Acc: 73.718% (2300/3120) <text:s text:c="6"/>[=========== 392/449 ======&gt;...] | Loss: 1.273 | Acc: 73.756% (2313/3136) <text:s text:c="6"/>[=========== 394/449 ======&gt;...] | Loss: 1.269 | Acc: 73.826% (2327/3152) <text:s text:c="6"/>[=========== 397/449 ======&gt;...] | Loss: 1.277 | Acc: 73.709% (2341/3176) <text:s text:c="6"/>[=========== 399/449 ======&gt;...] | Loss: 1.276 | Acc: 73.716% (2353/3192) <text:s text:c="6"/>[=========== 402/449 ======&gt;...] | Loss: 1.277 | Acc: 73.663% (2369/3216) <text:s text:c="6"/>[=========== 404/449 ======&gt;...] | Loss: 1.282 | Acc: 73.577% (2378/3232) <text:s text:c="6"/>[=========== 407/449 =======&gt;..] | Loss: 1.281 | Acc: 73.587% (2396/3256) <text:s text:c="6"/>[=========== 409/449 =======&gt;..] | Loss: 1.278 | Acc: 73.594% (2408/3272) <text:s text:c="6"/><text:soft-page-break/>[=========== 412/449 =======&gt;..] | Loss: 1.274 | Acc: 73.604% (2426/3296) <text:s text:c="6"/>[=========== 414/449 =======&gt;..] | Loss: 1.269 | Acc: 73.702% (2441/3312) <text:s text:c="6"/>[=========== 417/449 =======&gt;..] | Loss: 1.269 | Acc: 73.711% (2459/3336) <text:s text:c="6"/>[=========== 419/449 =======&gt;..] | Loss: 1.274 | Acc: 73.687% (2470/3352) <text:s text:c="6"/>[=========== 421/449 ========&gt;.] | Loss: 1.283 | Acc: 73.545% (2477/3368) <text:s text:c="6"/>[=========== 423/449 ========&gt;.] | Loss: 1.282 | Acc: 73.582% (2490/3384) <text:s text:c="6"/>[=========== 426/449 ========&gt;.] | Loss: 1.285 | Acc: 73.621% (2509/3408) <text:s text:c="6"/>[=========== 429/449 ========&gt;.] | Loss: 1.285 | Acc: 73.543% (2524/3432) <text:s text:c="6"/>[=========== 431/449 ========&gt;.] | Loss: 1.290 | Acc: 73.463% (2533/3448) <text:s text:c="6"/>[=========== 433/449 ========&gt;.] | Loss: 1.289 | Acc: 73.470% (2545/3464) <text:s text:c="6"/>[=========== 436/449 =========&gt;] | Loss: 1.291 | Acc: 73.423% (2561/3488) <text:s text:c="6"/>[=========== 438/449 =========&gt;] | Loss: 1.291 | Acc: 73.430% (2573/3504) <text:s text:c="6"/>[=========== 441/449 =========&gt;] | Loss: 1.293 | Acc: 73.356% (2588/3528) <text:s text:c="6"/>[=========== 443/449 =========&gt;] | Loss: 1.293 | Acc: 73.335% (2599/3544) <text:s text:c="6"/>[=========== 446/449 =========&gt;] | Loss: 1.292 | Acc: 73.346% (2617/3568) <text:s text:c="6"/>[=========== 448/449 =========&gt;] | Loss: 1.299 | Acc: 73.298% (2627/3584) <text:s text:c="5"/>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/>
      <text:p text:style-name="Standard">!next</text:p>
      <text:p text:style-name="Standard">best_PublicTest_acc: 71.218</text:p>
      <text:p text:style-name="Standard"/>
      <text:p text:style-name="Standard">!next</text:p>
      <text:p text:style-name="Standard">best_PublicTest_acc_epoch: 220</text:p>
      <text:p text:style-name="Standard"/>
      <text:p text:style-name="Standard">!next</text:p>
      <text:p text:style-name="Standard">best_PrivateTest_acc: 73.475</text:p>
      <text:p text:style-name="Standard"/>
      <text:p text:style-name="Standard">!next</text:p>
      <text:p text:style-name="Standard">best_PrivateTest_acc_epoch: 248</text:p>
      <text:p text:style-name="Standard">--Return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8:53:43.721185065</meta:creation-date>
    <dc:date>2022-02-21T18:54:22.561600990</dc:date>
    <meta:editing-duration>PT39S</meta:editing-duration>
    <meta:editing-cycles>1</meta:editing-cycles>
    <meta:document-statistic meta:table-count="0" meta:image-count="0" meta:object-count="0" meta:page-count="15" meta:paragraph-count="148" meta:word-count="7771" meta:character-count="63986" meta:non-whitespace-character-count="51159"/>
    <meta:generator>LibreOffice/6.4.7.2$Linux_X86_64 LibreOffice_project/40$Build-2</meta:generator>
  </office:meta>
</office:document-meta>
</file>